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71mm"/>
    </style:style>
    <style:style style:name="co2" style:family="table-column">
      <style:table-column-properties fo:break-before="auto" style:column-width="24.77mm"/>
    </style:style>
    <style:style style:name="co3" style:family="table-column">
      <style:table-column-properties fo:break-before="auto" style:column-width="22.58mm"/>
    </style:style>
    <style:style style:name="co4" style:family="table-column">
      <style:table-column-properties fo:break-before="auto" style:column-width="9.24mm"/>
    </style:style>
    <style:style style:name="co5" style:family="table-column">
      <style:table-column-properties fo:break-before="auto" style:column-width="38.38mm"/>
    </style:style>
    <style:style style:name="co6" style:family="table-column">
      <style:table-column-properties fo:break-before="auto" style:column-width="38.12mm"/>
    </style:style>
    <style:style style:name="co7" style:family="table-column">
      <style:table-column-properties fo:break-before="auto" style:column-width="5.43mm"/>
    </style:style>
    <style:style style:name="ro1" style:family="table-row">
      <style:table-row-properties style:row-height="4.52mm" fo:break-before="auto" style:use-optimal-row-height="true"/>
    </style:style>
    <style:style style:name="ro2" style:family="table-row">
      <style:table-row-properties style:row-height="22.75mm" fo:break-before="auto" style:use-optimal-row-height="true"/>
    </style:style>
    <style:style style:name="ro3" style:family="table-row">
      <style:table-row-properties style:row-height="16.4mm" fo:break-before="auto" style:use-optimal-row-height="false"/>
    </style:style>
    <style:style style:name="ro4" style:family="table-row">
      <style:table-row-properties style:row-height="16.3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0.05mm" fo:break-before="auto" style:use-optimal-row-height="true"/>
    </style:style>
    <style:style style:name="ro7" style:family="table-row">
      <style:table-row-properties style:row-height="29.1mm" fo:break-before="auto" style:use-optimal-row-height="true"/>
    </style:style>
    <style:style style:name="ro8" style:family="table-row">
      <style:table-row-properties style:row-height="57.68mm" fo:break-before="auto" style:use-optimal-row-height="true"/>
    </style:style>
    <style:style style:name="ro9" style:family="table-row">
      <style:table-row-properties style:row-height="19.58mm" fo:break-before="auto" style:use-optimal-row-height="true"/>
    </style:style>
    <style:style style:name="ro10" style:family="table-row">
      <style:table-row-properties style:row-height="6.84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Categorias" table:style-name="ta1">
        <table:table-column table:style-name="co1" table:default-cell-style-name="Default"/>
        <table:table-column table:style-name="co2" table:default-cell-style-name="Default"/>
        <table:table-column table:style-name="co3" table:number-columns-repeated="3" table:default-cell-style-name="Default"/>
        <table:table-row table:style-name="ro1">
          <table:table-cell office:value-type="string" calcext:value-type="string">
            <text:p>id</text:p>
          </table:table-cell>
          <table:table-cell office:value-type="string" calcext:value-type="string">
            <text:p>nombre</text:p>
          </table:table-cell>
          <table:table-cell office:value-type="string" calcext:value-type="string">
            <text:p>destacada</text:p>
          </table:table-cell>
          <table:table-cell office:value-type="string" calcext:value-type="string">
            <text:p>imagen</text:p>
          </table:table-cell>
          <table:table-cell/>
        </table:table-row>
        <table:table-row table:style-name="ro1">
          <table:table-cell office:value-type="float" office:value="1" calcext:value-type="float">
            <text:p>1</text:p>
          </table:table-cell>
          <table:table-cell office:value-type="string" calcext:value-type="string">
            <text:p>Portátiles</text:p>
          </table:table-cell>
          <table:table-cell office:value-type="string" calcext:value-type="string">
            <text:p>true</text:p>
          </table:table-cell>
          <table:table-cell office:value-type="string" calcext:value-type="string">
            <text:p>null</text:p>
          </table:table-cell>
          <table:table-cell table:formula="of:=&quot;INSERT INTO CATEGORIA (ID, NOMBRE, DESTACADA, IMAGEN) VALUES (&quot;&amp;[.A2]&amp;&quot;,'&quot;&amp;[.B2]&amp;&quot;',&quot;&amp;[.C2]&amp;&quot;,&quot;&amp;[.D2]&amp;&quot;);&quot;" office:value-type="string" office:string-value="INSERT INTO CATEGORIA (ID, NOMBRE, DESTACADA, IMAGEN) VALUES (1,'Portátiles',true,null);" calcext:value-type="string">
            <text:p>INSERT INTO CATEGORIA (ID, NOMBRE, DESTACADA, IMAGEN) VALUES (1,'Portátiles',true,null);</text:p>
          </table:table-cell>
        </table:table-row>
        <table:table-row table:style-name="ro1">
          <table:table-cell office:value-type="float" office:value="2" calcext:value-type="float">
            <text:p>2</text:p>
          </table:table-cell>
          <table:table-cell office:value-type="string" calcext:value-type="string">
            <text:p>Componentes</text:p>
          </table:table-cell>
          <table:table-cell office:value-type="string" calcext:value-type="string">
            <text:p>false</text:p>
          </table:table-cell>
          <table:table-cell office:value-type="string" calcext:value-type="string">
            <text:p>null</text:p>
          </table:table-cell>
          <table:table-cell table:formula="of:=&quot;INSERT INTO CATEGORIA (ID, NOMBRE, DESTACADA, IMAGEN) VALUES (&quot;&amp;[.A3]&amp;&quot;,'&quot;&amp;[.B3]&amp;&quot;',&quot;&amp;[.C3]&amp;&quot;,&quot;&amp;[.D3]&amp;&quot;);&quot;" office:value-type="string" office:string-value="INSERT INTO CATEGORIA (ID, NOMBRE, DESTACADA, IMAGEN) VALUES (2,'Componentes',false,null);" calcext:value-type="string">
            <text:p>INSERT INTO CATEGORIA (ID, NOMBRE, DESTACADA, IMAGEN) VALUES (2,'Componentes',false,null);</text:p>
          </table:table-cell>
        </table:table-row>
        <table:table-row table:style-name="ro1">
          <table:table-cell office:value-type="float" office:value="3" calcext:value-type="float">
            <text:p>3</text:p>
          </table:table-cell>
          <table:table-cell office:value-type="string" calcext:value-type="string">
            <text:p>Sobremesa</text:p>
          </table:table-cell>
          <table:table-cell office:value-type="string" calcext:value-type="string">
            <text:p>false</text:p>
          </table:table-cell>
          <table:table-cell office:value-type="string" calcext:value-type="string">
            <text:p>null</text:p>
          </table:table-cell>
          <table:table-cell table:formula="of:=&quot;INSERT INTO CATEGORIA (ID, NOMBRE, DESTACADA, IMAGEN) VALUES (&quot;&amp;[.A4]&amp;&quot;,'&quot;&amp;[.B4]&amp;&quot;',&quot;&amp;[.C4]&amp;&quot;,&quot;&amp;[.D4]&amp;&quot;);&quot;" office:value-type="string" office:string-value="INSERT INTO CATEGORIA (ID, NOMBRE, DESTACADA, IMAGEN) VALUES (3,'Sobremesa',false,null);" calcext:value-type="string">
            <text:p>INSERT INTO CATEGORIA (ID, NOMBRE, DESTACADA, IMAGEN) VALUES (3,'Sobremesa',false,null);</text:p>
          </table:table-cell>
        </table:table-row>
        <table:table-row table:style-name="ro1">
          <table:table-cell office:value-type="float" office:value="4" calcext:value-type="float">
            <text:p>4</text:p>
          </table:table-cell>
          <table:table-cell office:value-type="string" calcext:value-type="string">
            <text:p>Smartphones</text:p>
          </table:table-cell>
          <table:table-cell office:value-type="string" calcext:value-type="string">
            <text:p>true</text:p>
          </table:table-cell>
          <table:table-cell office:value-type="string" calcext:value-type="string">
            <text:p>null</text:p>
          </table:table-cell>
          <table:table-cell table:formula="of:=&quot;INSERT INTO CATEGORIA (ID, NOMBRE, DESTACADA, IMAGEN) VALUES (&quot;&amp;[.A5]&amp;&quot;,'&quot;&amp;[.B5]&amp;&quot;',&quot;&amp;[.C5]&amp;&quot;,&quot;&amp;[.D5]&amp;&quot;);&quot;" office:value-type="string" office:string-value="INSERT INTO CATEGORIA (ID, NOMBRE, DESTACADA, IMAGEN) VALUES (4,'Smartphones',true,null);" calcext:value-type="string">
            <text:p>INSERT INTO CATEGORIA (ID, NOMBRE, DESTACADA, IMAGEN) VALUES (4,'Smartphones',true,null);</text:p>
          </table:table-cell>
        </table:table-row>
      </table:table>
      <table:table table:name="Productos" table:style-name="ta1">
        <table:table-column table:style-name="co4" table:default-cell-style-name="Default"/>
        <table:table-column table:style-name="co5" table:default-cell-style-name="Default"/>
        <table:table-column table:style-name="co6" table:default-cell-style-name="Default"/>
        <table:table-column table:style-name="co3" table:number-columns-repeated="4" table:default-cell-style-name="Default"/>
        <table:table-column table:style-name="co7" table:default-cell-style-name="Default"/>
        <table:table-column table:style-name="co3" table:default-cell-style-name="Default"/>
        <table:table-row table:style-name="ro1">
          <table:table-cell office:value-type="string" calcext:value-type="string">
            <text:p>id</text:p>
          </table:table-cell>
          <table:table-cell office:value-type="string" calcext:value-type="string">
            <text:p>nombre</text:p>
          </table:table-cell>
          <table:table-cell office:value-type="string" calcext:value-type="string">
            <text:p>descripcion</text:p>
          </table:table-cell>
          <table:table-cell office:value-type="string" calcext:value-type="string">
            <text:p>pvp</text:p>
          </table:table-cell>
          <table:table-cell office:value-type="string" calcext:value-type="string">
            <text:p>descuento</text:p>
          </table:table-cell>
          <table:table-cell office:value-type="string" calcext:value-type="string">
            <text:p>imagen</text:p>
          </table:table-cell>
          <table:table-cell office:value-type="string" calcext:value-type="string">
            <text:p>categoria</text:p>
          </table:table-cell>
          <table:table-cell table:number-columns-repeated="2"/>
        </table:table-row>
        <table:table-row table:style-name="ro2">
          <table:table-cell office:value-type="float" office:value="5" calcext:value-type="float">
            <text:p>5</text:p>
          </table:table-cell>
          <table:table-cell office:value-type="string" calcext:value-type="string">
            <text:p>HP Notebook 250 G6 Intel Core i5-7200U/8GB/256GB SSD/15.6"</text:p>
          </table:table-cell>
          <table:table-cell office:value-type="string" calcext:value-type="string">
            <text:p>Procesador Intel® Core™ i5-7200U (2 Núcleos, 3M Cache, 2.5GHz hasta 3.1GHz)</text:p>
            <text:p>Memoria RAM SDRAM DDR4-2133 de 8 GB</text:p>
            <text:p>Disco duro 256 GB SSD</text:p>
            <text:p>Almacenamiento óptico Grabadora de DVD SuperMulti</text:p>
            <text:p>Display Pantalla fina FHD SVA eDP de 39,6 cm (15,6 pulg.) en diagonal, antirreflejo, WLED (1920 x 1080)</text:p>
            <text:p>Controlador gráfico Intel HD 620</text:p>
            <text:p>Dimensiones 38 x 25,8 x 23.8 cm </text:p>
          </table:table-cell>
          <table:table-cell office:value-type="float" office:value="565" calcext:value-type="float">
            <text:p>565</text:p>
          </table:table-cell>
          <table:table-cell office:value-type="float" office:value="0" calcext:value-type="float">
            <text:p>0</text:p>
          </table:table-cell>
          <table:table-cell office:value-type="string" calcext:value-type="string">
            <text:p>https://thumb.pccomponentes.com/w-530-530/articles/13/137320/1.jpg</text:p>
          </table:table-cell>
          <table:table-cell office:value-type="float" office:value="1" calcext:value-type="float">
            <text:p>1</text:p>
          </table:table-cell>
          <table:table-cell/>
          <table:table-cell table:formula="of:=&quot;INSERT INTO PRODUCTO (ID, NOMBRE, DESCRIPCION, PVP, DESCUENTO, IMAGEN, CATEGORIA_ID) VALUES (&quot;&amp;[.A2]&amp;&quot;,'&quot;&amp;[.B2]&amp;&quot;','&quot;&amp;[.C2]&amp;&quot;',&quot;&amp;[.D2]&amp;&quot;, &quot;&amp;[.E2]&amp;&quot;,'&quot;&amp;[.F2]&amp;&quot;',&quot;&amp;[.G2]&amp;&quot;);&quot;" office:value-type="string" office:string-value="INSERT INTO PRODUCTO (ID, NOMBRE, DESCRIPCION, PVP, DESCUENTO, IMAGEN, CATEGORIA_ID) VALUES (5,'HP Notebook 250 G6 Intel Core i5-7200U/8GB/256GB SSD/15.6&quot;','Procesador Intel® Core™ i5-7200U (2 Núcleos, 3M Cache, 2.5GHz hasta 3.1GHz)&#10;Memoria RAM SDRAM DDR4-2133 de 8 GB&#10;Disco duro 256 GB SSD&#10;Almacenamiento óptico Grabadora de DVD SuperMulti&#10;Display Pantalla fina FHD SVA eDP de 39,6 cm (15,6 pulg.) en diagonal, antirreflejo, WLED (1920 x 1080)&#10;Controlador gráfico Intel HD 620&#10;Dimensiones 38 x 25,8 x 23.8 cm ',565, 0,'https://thumb.pccomponentes.com/w-530-530/articles/13/137320/1.jpg',1);" calcext:value-type="string">
            <text:p>INSERT INTO PRODUCTO (ID, NOMBRE, DESCRIPCION, PVP, DESCUENTO, IMAGEN, CATEGORIA_ID) VALUES (5,'HP Notebook 250 G6 Intel Core i5-7200U/8GB/256GB SSD/15.6"','Procesador Intel® Core™ i5-7200U (2 Núcleos, 3M Cache, 2.5GHz hasta 3.1GHz)</text:p>
            <text:p>Memoria RAM SDRAM DDR4-2133 de 8 GB</text:p>
            <text:p>Disco duro 256 GB SSD</text:p>
            <text:p>Almacenamiento óptico Grabadora de DVD SuperMulti</text:p>
            <text:p>Display Pantalla fina FHD SVA eDP de 39,6 cm (15,6 pulg.) en diagonal, antirreflejo, WLED (1920 x 1080)</text:p>
            <text:p>Controlador gráfico Intel HD 620</text:p>
            <text:p>Dimensiones 38 x 25,8 x 23.8 cm ',565, 0,'https://thumb.pccomponentes.com/w-530-530/articles/13/137320/1.jpg',1);</text:p>
          </table:table-cell>
        </table:table-row>
        <table:table-row table:style-name="ro3">
          <table:table-cell office:value-type="float" office:value="6" calcext:value-type="float">
            <text:p>6</text:p>
          </table:table-cell>
          <table:table-cell office:value-type="string" calcext:value-type="string">
            <text:p>MSI GL72MVR 7RFX-864XES Intel Core i7-7700HQ/16GB/256GB SSD+1TB/GTX 1060/17.3"</text:p>
          </table:table-cell>
          <table:table-cell office:value-type="string" calcext:value-type="string">
            <text:p>La perfecta combinación de los portátiles MSI GL72MVR 7RFX-864XES y la nueva generación de tarjetas gráficas Nvidia GeForce® te permitirá una experiencia VR increíble. Como la única marca certificada por NVIDIA, Intel y VIVE, MSI es la 1st VR ready marca de portátiles y proporciona una experiencia excepcionalmente fluida y potente para una experiencia virtual inmersiva. Es altamente recomendable para disfrutar de la última tecnología y explorar el increíble mundo artificial con los portátiles gaming MSI. Disfruta antes que nadie con los mejores portátiles VR Ready del mundo y disfruta de una experiencia inigualable.</text:p>
            <text:p/>
            <text:p>Desbloquea todo el poder de tu máquina gaming con las gráficas revolucionarias que convierten a tu equipo en una poderosa arma de destrucción. La serie de gráficas GeForce® GTX 10 con la arquitectura NVIDIA Pascal™ entrega una gran eficiente energética, tecnologías gaming y una gran inmersión VR en cualquier juego. Estas innovadoras gráficas han sido creadas para cumplir con las demandas de la nueva generación de pantallas, incluyendo VR, alta resolución y múltiples monitores. Las tecnologías NVIDIA GameWorks™ te proporcionan una fluidez extrema, gameplay cinemático y el revolucionario NVIDIA Ansel™ que te permite capturar imágenes en el juego en 360 grados y verlas en VR.</text:p>
            <text:p/>
            <text:p>La última gráfica Nvidia GeForce está preparada para sorprenderte en los portátiles gaming MSI</text:p>
            <text:p>MSI es la primera marca del mundo en tener la última generación de gráficas GeForce® GPU. El rendimiento 3D performance de la GeForce® GTX 1060 ha mejorado más de un 40% comparándolo con la generación anterior. Con la innovadora refrigeración Cooler Boost y las diferentes características gaming para los usuarios más exigentes, la última GPU de NVIDIA GeForce® GTX 1060 GPU está preparada para alcanzar su máximo rendimiento en los portátiles MSI. Ofreciendo la solución “One Click to VR” y una fluida experiencia gaming, MSI está rompiendo el tópico del rendimiento en ordenadores de sobremesa con un punto de vista innovador en los portátiles gaming MSI.</text:p>
            <text:p/>
            <text:p>Multitarea con un máximo de 3 monitores</text:p>
            <text:p>Expande tu vision para una experiencia gaming extrema. Matrix Display soporta hasta dos monitores externos de forma simultánea mediante un HDMI 1.4 y un Mini DisplayPort 1.2. La multitarea es posible incluso en partidas competitivas. Conecta tu portátil a una televisión de alta definición, Matrix Display soporta salida 4K con resolución 3840 x 2160, esta tecnología crea un ambiente ideal para jugar, además de una experiencia multimedia muy satisfactoria.</text:p>
            <text:p/>
            <text:p>¡Todo en 3D!</text:p>
            <text:p>TriDef VR permite al jugador jugar sus juegos favoritos en 3D en su HMD. DirectX 9,10 y 11 juegos han sido preconfigurados para generar una experiencia 3D óptima utilizando la tecnología de conversión 2D a 3D de GenMe. TriDef VR permite a los usuarios ajustar su HMD para proporcionar una experiencia óptima para el usuario. Es compatible con Oculus Rift y HTC Vive. También ofrece una interfaz de usuario única, con manos libres, para permitir a los usuarios lanzar juegos a voluntad mientras usan HMD.</text:p>
            <text:p/>
            <text:p>Porcesadores i7 7th Generation Intel® Core</text:p>
            <text:p>Intel Core i7-7700HQ es 8% más rápido que i7-6700HQ bajo uso promedio. El rendimiento multimedia de la CPU se ha mejorado, lo que lo hace un 10% más rápido que i7-6700HQ. La decodificación / transcodificación de video 4K también se mejora un 15%.</text:p>
            <text:p/>
            <text:p>Ultra velocidad de almacenamiento</text:p>
            <text:p>Entra en el juego antes que los demás con PCI-E Gen 3.0 x4 con tecnología NVMe en SSD M.2 único. Aprovecha todo el potencial de rendimiento del SSD Gen 3.0 a través de la optimización del hardware y el software que generan velocidades de lectura extremas de hasta 2200 MB / s, 5 veces más rápido que las SSD SATA3.</text:p>
            <text:p/>
            <text:p>DDR4-2400</text:p>
            <text:p>Obtenga el mejor rendimiento posible de su computadora portátil con la compatibilidad de la memoria avanzada DDR4-2400, logrando más de 32 GB / s en velocidad de lectura y 36 GB / s por escrito. Con un rendimiento superior al 40% más rápido que las generaciones anteriores DDR3-1600, DDR4-2400 es el nuevo estándar de computadora portátil para llevar su experiencia de juego extremo al siguiente nivel.</text:p>
            <text:p/>
            <text:p>Temperatura dinámica / Rendimiento balanceado</text:p>
            <text:p>La exclusiva tecnología MSI “SHIFT” empuja al sistema hasta su máximo rendimiento mientras que minimiza el ruido y la temperatura. Puedes usar cualquiera de los 5 perfiles disponibles para conseguir el máximo rendimiento o por el contrario maximizar la batería. Puedes activarlo fácilmente pulsando FN+F7 o bien desde el Dragon Gaming Center.</text:p>
            <text:p/>
            <text:p>Cooler Boost 4</text:p>
            <text:p>El calor es uno de los elementos originales de la tierra. Es pura física que más energía creará más calor. La refrigeración es una batalla que es difícil de vencer, la exclusiva tecnologíad e MSI, Cooler Boost 4 creada dos módulos térmicos colocando dedicados heat pipes para la GPU y CPU. Un click en el botón para acelerar los ventiladores y el conjunto de 6 heat pipes además de los dos ventiladores expulsarán el calor fuera del sistema, maximizando el rendimiento de la refrigeración hasta el nivel más alto.</text:p>
            <text:p/>
            <text:p>Interfaz USB Type-C Ultra-rápida</text:p>
            <text:p>El nuevo modo de transferencia SuperSpeed+ de hasta 10Gbps, es alrededor de 20 veces más rápido que el estándar anterior USB 2.0. El puerto USB Type-C es más pequeño que el antiguo Type-A y el diseño reversible lo hace aún más conveniente que antes. El USB 3.1 es también compatible con USB 3.0 y USB 2.0.</text:p>
            <text:p/>
            <text:p>Audio Boost</text:p>
            <text:p>Utilizando amplificadores de auriculares específicos, junto con una circuitería aislada y conectores en oro, Audio Boost entrega la experiencia más avanzada jamás vista en un portátil gaming. El rendimiento del audio ha sido incrementado un 30% comparado con la generación anterior.</text:p>
            <text:p/>
            <text:p>Gaming Keyboard by Steelseries</text:p>
            <text:p>Cada detalle está especialmente calculado y diseñado para jugadores profesionales, y ahora es tuyo. Este teclado tiene retroiluminación de color puro, diseño ergonómico con desplazamiento de la llave de 1,9 mm para una mejor respuesta táctil y táctil, zona WASD óptima y soporte antideslizante para hasta 45 teclas. La solución de blindaje de nivel mecánico hace que el teclado para juegos sea el más sólido de todos los tiempos.</text:p>
          </table:table-cell>
          <table:table-cell office:value-type="float" office:value="1349" calcext:value-type="float">
            <text:p>1349</text:p>
          </table:table-cell>
          <table:table-cell office:value-type="string" calcext:value-type="string">
            <text:p>0.09</text:p>
          </table:table-cell>
          <table:table-cell office:value-type="string" calcext:value-type="string">
            <text:p>https://thumb.pccomponentes.com/w-530-530/articles/16/160446/9s7179be5864-4.jpg</text:p>
          </table:table-cell>
          <table:table-cell office:value-type="float" office:value="1" calcext:value-type="float">
            <text:p>1</text:p>
          </table:table-cell>
          <table:table-cell/>
          <table:table-cell table:formula="of:=&quot;INSERT INTO PRODUCTO (ID, NOMBRE, DESCRIPCION, PVP, DESCUENTO, IMAGEN, CATEGORIA_ID) VALUES (&quot;&amp;[.A3]&amp;&quot;,'&quot;&amp;[.B3]&amp;&quot;','&quot;&amp;[.C3]&amp;&quot;',&quot;&amp;[.D3]&amp;&quot;, &quot;&amp;[.E3]&amp;&quot;,'&quot;&amp;[.F3]&amp;&quot;',&quot;&amp;[.G3]&amp;&quot;);&quot;" office:value-type="string" office:string-value="INSERT INTO PRODUCTO (ID, NOMBRE, DESCRIPCION, PVP, DESCUENTO, IMAGEN, CATEGORIA_ID) VALUES (6,'MSI GL72MVR 7RFX-864XES Intel Core i7-7700HQ/16GB/256GB SSD+1TB/GTX 1060/17.3&quot;','La perfecta combinación de los portátiles MSI GL72MVR 7RFX-864XES y la nueva generación de tarjetas gráficas Nvidia GeForce® te permitirá una experiencia VR increíble. Como la única marca certificada por NVIDIA, Intel y VIVE, MSI es la 1st VR ready marca de portátiles y proporciona una experiencia excepcionalmente fluida y potente para una experiencia virtual inmersiva. Es altamente recomendable para disfrutar de la última tecnología y explorar el increíble mundo artificial con los portátiles gaming MSI. Disfruta antes que nadie con los mejores portátiles VR Ready del mundo y disfruta de una experiencia inigualable.&#10;&#10;Desbloquea todo el poder de tu máquina gaming con las gráficas revolucionarias que convierten a tu equipo en una poderosa arma de destrucción. La serie de gráficas GeForce® GTX 10 con la arquitectura NVIDIA Pascal™ entrega una gran eficiente energética, tecnologías gaming y una gran inmersión VR en cualquier juego. Estas innovadoras gráficas han sido creadas para cumplir con las demandas de la nueva generación de pantallas, incluyendo VR, alta resolución y múltiples monitores. Las tecnologías NVIDIA GameWorks™ te proporcionan una fluidez extrema, gameplay cinemático y el revolucionario NVIDIA Ansel™ que te permite capturar imágenes en el juego en 360 grados y verlas en VR.&#10;&#10;La última gráfica Nvidia GeForce está preparada para sorprenderte en los portátiles gaming MSI&#10;MSI es la primera marca del mundo en tener la última generación de gráficas GeForce® GPU. El rendimiento 3D performance de la GeForce® GTX 1060 ha mejorado más de un 40% comparándolo con la generación anterior. Con la innovadora refrigeración Cooler Boost y las diferentes características gaming para los usuarios más exigentes, la última GPU de NVIDIA GeForce® GTX 1060 GPU está preparada para alcanzar su máximo rendimiento en los portátiles MSI. Ofreciendo la solución “One Click to VR” y una fluida experiencia gaming, MSI está rompiendo el tópico del rendimiento en ordenadores de sobremesa con un punto de vista innovador en los portátiles gaming MSI.&#10;&#10;Multitarea con un máximo de 3 monitores&#10;Expande tu vision para una experiencia gaming extrema. Matrix Display soporta hasta dos monitores externos de forma simultánea mediante un HDMI 1.4 y un Mini DisplayPort 1.2. La multitarea es posible incluso en partidas competitivas. Conecta tu portátil a una televisión de alta definición, Matrix Display soporta salida 4K con resolución 3840 x 2160, esta tecnología crea un ambiente ideal para jugar, además de una experiencia multimedia muy satisfactoria.&#10;&#10;¡Todo en 3D!&#10;TriDef VR permite al jugador jugar sus juegos favoritos en 3D en su HMD. DirectX 9,10 y 11 juegos han sido preconfigurados para generar una experiencia 3D óptima utilizando la tecnología de conversión 2D a 3D de GenMe. TriDef VR permite a los usuarios ajustar su HMD para proporcionar una experiencia óptima para el usuario. Es compatible con Oculus Rift y HTC Vive. También ofrece una interfaz de usuario única, con manos libres, para permitir a los usuarios lanzar juegos a voluntad mientras usan HMD.&#10;&#10;Porcesadores i7 7th Generation Intel® Core&#10;Intel Core i7-7700HQ es 8% más rápido que i7-6700HQ bajo uso promedio. El rendimiento multimedia de la CPU se ha mejorado, lo que lo hace un 10% más rápido que i7-6700HQ. La decodificación / transcodificación de video 4K también se mejora un 15%.&#10;&#10;Ultra velocidad de almacenamiento&#10;Entra en el juego antes que los demás con PCI-E Gen 3.0 x4 con tecnología NVMe en SSD M.2 único. Aprovecha todo el potencial de rendimiento del SSD Gen 3.0 a través de la optimización del hardware y el software que generan velocidades de lectura extremas de hasta 2200 MB / s, 5 veces más rápido que las SSD SATA3.&#10;&#10;DDR4-2400&#10;Obtenga el mejor rendimiento posible de su computadora portátil con la compatibilidad de la memoria avanzada DDR4-2400, logrando más de 32 GB / s en velocidad de lectura y 36 GB / s por escrito. Con un rendimiento superior al 40% más rápido que las generaciones anteriores DDR3-1600, DDR4-2400 es el nuevo estándar de computadora portátil para llevar su experiencia de juego extremo al siguiente nivel.&#10;&#10;Temperatura dinámica / Rendimiento balanceado&#10;La exclusiva tecnología MSI “SHIFT” empuja al sistema hasta su máximo rendimiento mientras que minimiza el ruido y la temperatura. Puedes usar cualquiera de los 5 perfiles disponibles para conseguir el máximo rendimiento o por el contrario maximizar la batería. Puedes activarlo fácilmente pulsando FN+F7 o bien desde el Dragon Gaming Center.&#10;&#10;Cooler Boost 4&#10;El calor es uno de los elementos originales de la tierra. Es pura física que más energía creará más calor. La refrigeración es una batalla que es difícil de vencer, la exclusiva tecnologíad e MSI, Cooler Boost 4 creada dos módulos térmicos colocando dedicados heat pipes para la GPU y CPU. Un click en el botón para acelerar los ventiladores y el conjunto de 6 heat pipes además de los dos ventiladores expulsarán el calor fuera del sistema, maximizando el rendimiento de la refrigeración hasta el nivel más alto.&#10;&#10;Interfaz USB Type-C Ultra-rápida&#10;El nuevo modo de transferencia SuperSpeed+ de hasta 10Gbps, es alrededor de 20 veces más rápido que el estándar anterior USB 2.0. El puerto USB Type-C es más pequeño que el antiguo Type-A y el diseño reversible lo hace aún más conveniente que antes. El USB 3.1 es también compatible con USB 3.0 y USB 2.0.&#10;&#10;Audio Boost&#10;Utilizando amplificadores de auriculares específicos, junto con una circuitería aislada y conectores en oro, Audio Boost entrega la experiencia más avanzada jamás vista en un portátil gaming. El rendimiento del audio ha sido incrementado un 30% comparado con la generación anterior.&#10;&#10;Gaming Keyboard by Steelseries&#10;Cada detalle está especialmente calculado y diseñado para jugadores profesionales, y ahora es tuyo. Este teclado tiene retroiluminación de color puro, diseño ergonómico con desplazamiento de la llave de 1,9 mm para una mejor respuesta táctil y táctil, zona WASD óptima y soporte antideslizante para hasta 45 teclas. La solución de blindaje de nivel mecánico hace que el teclado para juegos sea el más sólido de todos los tiempos.',1349, 0.09,'https://thumb.pccomponentes.com/w-530-530/articles/16/160446/9s7179be5864-4.jpg',1);" calcext:value-type="string">
            <text:p>INSERT INTO PRODUCTO (ID, NOMBRE, DESCRIPCION, PVP, DESCUENTO, IMAGEN, CATEGORIA_ID) VALUES (6,'MSI GL72MVR 7RFX-864XES Intel Core i7-7700HQ/16GB/256GB SSD+1TB/GTX 1060/17.3"','La perfecta combinación de los portátiles MSI GL72MVR 7RFX-864XES y la nueva generación de tarjetas gráficas Nvidia GeForce® te permitirá una experiencia VR increíble. Como la única marca certificada por NVIDIA, Intel y VIVE, MSI es la 1st VR ready marca de portátiles y proporciona una experiencia excepcionalmente fluida y potente para una experiencia virtual inmersiva. Es altamente recomendable para disfrutar de la última tecnología y explorar el increíble mundo artificial con los portátiles gaming MSI. Disfruta antes que nadie con los mejores portátiles VR Ready del mundo y disfruta de una experiencia inigualable.</text:p>
            <text:p/>
            <text:p>Desbloquea todo el poder de tu máquina gaming con las gráficas revolucionarias que convierten a tu equipo en una poderosa arma de destrucción. La serie de gráficas GeForce® GTX 10 con la arquitectura NVIDIA Pascal™ entrega una gran eficiente energética, tecnologías gaming y una gran inmersión VR en cualquier juego. Estas innovadoras gráficas han sido creadas para cumplir con las demandas de la nueva generación de pantallas, incluyendo VR, alta resolución y múltiples monitores. Las tecnologías NVIDIA GameWorks™ te proporcionan una fluidez extrema, gameplay cinemático y el revolucionario NVIDIA Ansel™ que te permite capturar imágenes en el juego en 360 grados y verlas en VR.</text:p>
            <text:p/>
            <text:p>La última gráfica Nvidia GeForce está preparada para sorprenderte en los portátiles gaming MSI</text:p>
            <text:p>MSI es la primera marca del mundo en tener la última generación de gráficas GeForce® GPU. El rendimiento 3D performance de la GeForce® GTX 1060 ha mejorado más de un 40% comparándolo con la generación anterior. Con la innovadora refrigeración Cooler Boost y las diferentes características gaming para los usuarios más exigentes, la última GPU de NVIDIA GeForce® GTX 1060 GPU está preparada para alcanzar su máximo rendimiento en los portátiles MSI. Ofreciendo la solución “One Click to VR” y una fluida experiencia gaming, MSI está rompiendo el tópico del rendimiento en ordenadores de sobremesa con un punto de vista innovador en los portátiles gaming MSI.</text:p>
            <text:p/>
            <text:p>Multitarea con un máximo de 3 monitores</text:p>
            <text:p>Expande tu vision para una experiencia gaming extrema. Matrix Display soporta hasta dos monitores externos de forma simultánea mediante un HDMI 1.4 y un Mini DisplayPort 1.2. La multitarea es posible incluso en partidas competitivas. Conecta tu portátil a una televisión de alta definición, Matrix Display soporta salida 4K con resolución 3840 x 2160, esta tecnología crea un ambiente ideal para jugar, además de una experiencia multimedia muy satisfactoria.</text:p>
            <text:p/>
            <text:p>¡Todo en 3D!</text:p>
            <text:p>TriDef VR permite al jugador jugar sus juegos favoritos en 3D en su HMD. DirectX 9,10 y 11 juegos han sido preconfigurados para generar una experiencia 3D óptima utilizando la tecnología de conversión 2D a 3D de GenMe. TriDef VR permite a los usuarios ajustar su HMD para proporcionar una experiencia óptima para el usuario. Es compatible con Oculus Rift y HTC Vive. También ofrece una interfaz de usuario única, con manos libres, para permitir a los usuarios lanzar juegos a voluntad mientras usan HMD.</text:p>
            <text:p/>
            <text:p>Porcesadores i7 7th Generation Intel® Core</text:p>
            <text:p>Intel Core i7-7700HQ es 8% más rápido que i7-6700HQ bajo uso promedio. El rendimiento multimedia de la CPU se ha mejorado, lo que lo hace un 10% más rápido que i7-6700HQ. La decodificación / transcodificación de video 4K también se mejora un 15%.</text:p>
            <text:p/>
            <text:p>Ultra velocidad de almacenamiento</text:p>
            <text:p>Entra en el juego antes que los demás con PCI-E Gen 3.0 x4 con tecnología NVMe en SSD M.2 único. Aprovecha todo el potencial de rendimiento del SSD Gen 3.0 a través de la optimización del hardware y el software que generan velocidades de lectura extremas de hasta 2200 MB / s, 5 veces más rápido que las SSD SATA3.</text:p>
            <text:p/>
            <text:p>DDR4-2400</text:p>
            <text:p>Obtenga el mejor rendimiento posible de su computadora portátil con la compatibilidad de la memoria avanzada DDR4-2400, logrando más de 32 GB / s en velocidad de lectura y 36 GB / s por escrito. Con un rendimiento superior al 40% más rápido que las generaciones anteriores DDR3-1600, DDR4-2400 es el nuevo estándar de computadora portátil para llevar su experiencia de juego extremo al siguiente nivel.</text:p>
            <text:p/>
            <text:p>Temperatura dinámica / Rendimiento balanceado</text:p>
            <text:p>La exclusiva tecnología MSI “SHIFT” empuja al sistema hasta su máximo rendimiento mientras que minimiza el ruido y la temperatura. Puedes usar cualquiera de los 5 perfiles disponibles para conseguir el máximo rendimiento o por el contrario maximizar la batería. Puedes activarlo fácilmente pulsando FN+F7 o bien desde el Dragon Gaming Center.</text:p>
            <text:p/>
            <text:p>Cooler Boost 4</text:p>
            <text:p>El calor es uno de los elementos originales de la tierra. Es pura física que más energía creará más calor. La refrigeración es una batalla que es difícil de vencer, la exclusiva tecnologíad e MSI, Cooler Boost 4 creada dos módulos térmicos colocando dedicados heat pipes para la GPU y CPU. Un click en el botón para acelerar los ventiladores y el conjunto de 6 heat pipes además de los dos ventiladores expulsarán el calor fuera del sistema, maximizando el rendimiento de la refrigeración hasta el nivel más alto.</text:p>
            <text:p/>
            <text:p>Interfaz USB Type-C Ultra-rápida</text:p>
            <text:p>El nuevo modo de transferencia SuperSpeed+ de hasta 10Gbps, es alrededor de 20 veces más rápido que el estándar anterior USB 2.0. El puerto USB Type-C es más pequeño que el antiguo Type-A y el diseño reversible lo hace aún más conveniente que antes. El USB 3.1 es también compatible con USB 3.0 y USB 2.0.</text:p>
            <text:p/>
            <text:p>Audio Boost</text:p>
            <text:p>Utilizando amplificadores de auriculares específicos, junto con una circuitería aislada y conectores en oro, Audio Boost entrega la experiencia más avanzada jamás vista en un portátil gaming. El rendimiento del audio ha sido incrementado un 30% comparado con la generación anterior.</text:p>
            <text:p/>
            <text:p>Gaming Keyboard by Steelseries</text:p>
            <text:p>Cada detalle está especialmente calculado y diseñado para jugadores profesionales, y ahora es tuyo. Este teclado tiene retroiluminación de color puro, diseño ergonómico con desplazamiento de la llave de 1,9 mm para una mejor respuesta táctil y táctil, zona WASD óptima y soporte antideslizante para hasta 45 teclas. La solución de blindaje de nivel mecánico hace que el teclado para juegos sea el más sólido de todos los tiempos.',1349, 0.09,'https://thumb.pccomponentes.com/w-530-530/articles/16/160446/9s7179be5864-4.jpg',1);</text:p>
          </table:table-cell>
        </table:table-row>
        <table:table-row table:style-name="ro4">
          <table:table-cell office:value-type="float" office:value="7" calcext:value-type="float">
            <text:p>7</text:p>
          </table:table-cell>
          <table:table-cell office:value-type="string" calcext:value-type="string">
            <text:p>Lenovo Ideapad 320-15ISK Intel Core i3-6006U/8GB/1TB/GF 920MX/15.6"</text:p>
          </table:table-cell>
          <table:table-cell office:value-type="string" calcext:value-type="string">
            <text:p>El ordenador portátil Lenovo Ideapad 320-15ISK es un excelente portátil a un magnífico precio, con procesador Intel Core i3, 8GB de RAM DDR4 y 1TB de almacenamiento.</text:p>
            <text:p/>
            <text:p>Todo lo que incluye el IdeaPad 320 se ha diseñado para hacerte la vida más sencilla. Se encargará de cualquier tarea fácilmente con la gran potencia de procesamiento y las opciones gráficas independientes. Desde el nuevo diseño optimizado hasta una interfaz para sistemas de sobremesa más sencilla, disfrutarás de la simplicidad que ofrece el nuevo IdeaPad 320.</text:p>
            <text:p/>
            <text:p>Si te encanta oír música o ver vídeos en línea sin cesar pero no quieres gastar dinero en funciones que no necesitas, el Ideapad 320-15ISK es tu portátil. El procesamiento rápido y fiable, el audio mejorado y pantalla hacen que sea un PC multimedia ideal.</text:p>
          </table:table-cell>
          <table:table-cell office:value-type="float" office:value="499" calcext:value-type="float">
            <text:p>499</text:p>
          </table:table-cell>
          <table:table-cell office:value-type="string" calcext:value-type="string">
            <text:p>0.13</text:p>
          </table:table-cell>
          <table:table-cell office:value-type="string" calcext:value-type="string">
            <text:p>https://thumb.pccomponentes.com/w-530-530/articles/15/156770/80xh01slsp-1.jpg</text:p>
          </table:table-cell>
          <table:table-cell office:value-type="float" office:value="1" calcext:value-type="float">
            <text:p>1</text:p>
          </table:table-cell>
          <table:table-cell/>
          <table:table-cell table:formula="of:=&quot;INSERT INTO PRODUCTO (ID, NOMBRE, DESCRIPCION, PVP, DESCUENTO, IMAGEN, CATEGORIA_ID) VALUES (&quot;&amp;[.A4]&amp;&quot;,'&quot;&amp;[.B4]&amp;&quot;','&quot;&amp;[.C4]&amp;&quot;',&quot;&amp;[.D4]&amp;&quot;, &quot;&amp;[.E4]&amp;&quot;,'&quot;&amp;[.F4]&amp;&quot;',&quot;&amp;[.G4]&amp;&quot;);&quot;" office:value-type="string" office:string-value="INSERT INTO PRODUCTO (ID, NOMBRE, DESCRIPCION, PVP, DESCUENTO, IMAGEN, CATEGORIA_ID) VALUES (7,'Lenovo Ideapad 320-15ISK Intel Core i3-6006U/8GB/1TB/GF 920MX/15.6&quot;','El ordenador portátil Lenovo Ideapad 320-15ISK es un excelente portátil a un magnífico precio, con procesador Intel Core i3, 8GB de RAM DDR4 y 1TB de almacenamiento.&#10;&#10;Todo lo que incluye el IdeaPad 320 se ha diseñado para hacerte la vida más sencilla. Se encargará de cualquier tarea fácilmente con la gran potencia de procesamiento y las opciones gráficas independientes. Desde el nuevo diseño optimizado hasta una interfaz para sistemas de sobremesa más sencilla, disfrutarás de la simplicidad que ofrece el nuevo IdeaPad 320.&#10;&#10;Si te encanta oír música o ver vídeos en línea sin cesar pero no quieres gastar dinero en funciones que no necesitas, el Ideapad 320-15ISK es tu portátil. El procesamiento rápido y fiable, el audio mejorado y pantalla hacen que sea un PC multimedia ideal.',499, 0.13,'https://thumb.pccomponentes.com/w-530-530/articles/15/156770/80xh01slsp-1.jpg',1);" calcext:value-type="string">
            <text:p>INSERT INTO PRODUCTO (ID, NOMBRE, DESCRIPCION, PVP, DESCUENTO, IMAGEN, CATEGORIA_ID) VALUES (7,'Lenovo Ideapad 320-15ISK Intel Core i3-6006U/8GB/1TB/GF 920MX/15.6"','El ordenador portátil Lenovo Ideapad 320-15ISK es un excelente portátil a un magnífico precio, con procesador Intel Core i3, 8GB de RAM DDR4 y 1TB de almacenamiento.</text:p>
            <text:p/>
            <text:p>Todo lo que incluye el IdeaPad 320 se ha diseñado para hacerte la vida más sencilla. Se encargará de cualquier tarea fácilmente con la gran potencia de procesamiento y las opciones gráficas independientes. Desde el nuevo diseño optimizado hasta una interfaz para sistemas de sobremesa más sencilla, disfrutarás de la simplicidad que ofrece el nuevo IdeaPad 320.</text:p>
            <text:p/>
            <text:p>Si te encanta oír música o ver vídeos en línea sin cesar pero no quieres gastar dinero en funciones que no necesitas, el Ideapad 320-15ISK es tu portátil. El procesamiento rápido y fiable, el audio mejorado y pantalla hacen que sea un PC multimedia ideal.',499, 0.13,'https://thumb.pccomponentes.com/w-530-530/articles/15/156770/80xh01slsp-1.jpg',1);</text:p>
          </table:table-cell>
        </table:table-row>
        <table:table-row table:style-name="ro5">
          <table:table-cell office:value-type="float" office:value="8" calcext:value-type="float">
            <text:p>8</text:p>
          </table:table-cell>
          <table:table-cell office:value-type="string" calcext:value-type="string">
            <text:p>HP Stream 14-AX003NS Intel Celeron N3060/4GB/32GB/14" + Suscripción 1 año Office 365</text:p>
          </table:table-cell>
          <table:table-cell office:value-type="string" calcext:value-type="string">
            <text:p>Diseñado para la vida siempre conectado, este portátil ligero te permite cambiar con facilidad de los deberes a tus programas favoritos. Con su diseño portátil y su potente antena Wi-Fi, ofrece la productividad y las características esenciales que deseas, sin ni siquiera disminuir la velocidad.</text:p>
            <text:p/>
            <text:p/>
          </table:table-cell>
          <table:table-cell office:value-type="float" office:value="270" calcext:value-type="float">
            <text:p>270</text:p>
          </table:table-cell>
          <table:table-cell office:value-type="float" office:value="0" calcext:value-type="float">
            <text:p>0</text:p>
          </table:table-cell>
          <table:table-cell office:value-type="string" calcext:value-type="string">
            <text:p>https://thumb.pccomponentes.com/w-530-530/articles/12/121105/2-1.jpg</text:p>
          </table:table-cell>
          <table:table-cell office:value-type="float" office:value="1" calcext:value-type="float">
            <text:p>1</text:p>
          </table:table-cell>
          <table:table-cell/>
          <table:table-cell table:formula="of:=&quot;INSERT INTO PRODUCTO (ID, NOMBRE, DESCRIPCION, PVP, DESCUENTO, IMAGEN, CATEGORIA_ID) VALUES (&quot;&amp;[.A5]&amp;&quot;,'&quot;&amp;[.B5]&amp;&quot;','&quot;&amp;[.C5]&amp;&quot;',&quot;&amp;[.D5]&amp;&quot;, &quot;&amp;[.E5]&amp;&quot;,'&quot;&amp;[.F5]&amp;&quot;',&quot;&amp;[.G5]&amp;&quot;);&quot;" office:value-type="string" office:string-value="INSERT INTO PRODUCTO (ID, NOMBRE, DESCRIPCION, PVP, DESCUENTO, IMAGEN, CATEGORIA_ID) VALUES (8,'HP Stream 14-AX003NS Intel Celeron N3060/4GB/32GB/14&quot; + Suscripción 1 año Office 365','Diseñado para la vida siempre conectado, este portátil ligero te permite cambiar con facilidad de los deberes a tus programas favoritos. Con su diseño portátil y su potente antena Wi-Fi, ofrece la productividad y las características esenciales que deseas, sin ni siquiera disminuir la velocidad.&#10;&#10;',270, 0,'https://thumb.pccomponentes.com/w-530-530/articles/12/121105/2-1.jpg',1);" calcext:value-type="string">
            <text:p>INSERT INTO PRODUCTO (ID, NOMBRE, DESCRIPCION, PVP, DESCUENTO, IMAGEN, CATEGORIA_ID) VALUES (8,'HP Stream 14-AX003NS Intel Celeron N3060/4GB/32GB/14" + Suscripción 1 año Office 365','Diseñado para la vida siempre conectado, este portátil ligero te permite cambiar con facilidad de los deberes a tus programas favoritos. Con su diseño portátil y su potente antena Wi-Fi, ofrece la productividad y las características esenciales que deseas, sin ni siquiera disminuir la velocidad.</text:p>
            <text:p/>
            <text:p>',270, 0,'https://thumb.pccomponentes.com/w-530-530/articles/12/121105/2-1.jpg',1);</text:p>
          </table:table-cell>
        </table:table-row>
        <table:table-row table:style-name="ro1">
          <table:table-cell office:value-type="float" office:value="9" calcext:value-type="float">
            <text:p>9</text:p>
          </table:table-cell>
          <table:table-cell office:value-type="string" calcext:value-type="string">
            <text:p>MSI GP63 Leopard 8RD-275ES Intel Core i7-8750H/16GB/1TB+256GB SSD/GTX 1050Ti/15.6"</text:p>
          </table:table-cell>
          <table:table-cell office:value-type="string" calcext:value-type="string">
            <text:p>Prepárate para sentir todo el poder del juego con el potente ordenador portátil de MSIGP63 Leopard 8RD-275ES. Un portátil Gaming dotado con un procesador Coffeelake i7, 16GB de RAM, 1TB + 256GB SSD de almacenamiento, y todo bajo una potente gráfica NVIDIA GeForce® GTX 1050Ti 4GB GDDR5.</text:p>
          </table:table-cell>
          <table:table-cell office:value-type="float" office:value="1229" calcext:value-type="float">
            <text:p>1229</text:p>
          </table:table-cell>
          <table:table-cell office:value-type="float" office:value="0" calcext:value-type="float">
            <text:p>0</text:p>
          </table:table-cell>
          <table:table-cell office:value-type="string" calcext:value-type="string">
            <text:p>https://thumb.pccomponentes.com/w-530-530/articles/16/161228/1.jpg</text:p>
          </table:table-cell>
          <table:table-cell office:value-type="float" office:value="1" calcext:value-type="float">
            <text:p>1</text:p>
          </table:table-cell>
          <table:table-cell/>
          <table:table-cell table:formula="of:=&quot;INSERT INTO PRODUCTO (ID, NOMBRE, DESCRIPCION, PVP, DESCUENTO, IMAGEN, CATEGORIA_ID) VALUES (&quot;&amp;[.A6]&amp;&quot;,'&quot;&amp;[.B6]&amp;&quot;','&quot;&amp;[.C6]&amp;&quot;',&quot;&amp;[.D6]&amp;&quot;, &quot;&amp;[.E6]&amp;&quot;,'&quot;&amp;[.F6]&amp;&quot;',&quot;&amp;[.G6]&amp;&quot;);&quot;" office:value-type="string" office:string-value="INSERT INTO PRODUCTO (ID, NOMBRE, DESCRIPCION, PVP, DESCUENTO, IMAGEN, CATEGORIA_ID) VALUES (9,'MSI GP63 Leopard 8RD-275ES Intel Core i7-8750H/16GB/1TB+256GB SSD/GTX 1050Ti/15.6&quot;','Prepárate para sentir todo el poder del juego con el potente ordenador portátil de MSIGP63 Leopard 8RD-275ES. Un portátil Gaming dotado con un procesador Coffeelake i7, 16GB de RAM, 1TB + 256GB SSD de almacenamiento, y todo bajo una potente gráfica NVIDIA GeForce® GTX 1050Ti 4GB GDDR5.',1229, 0,'https://thumb.pccomponentes.com/w-530-530/articles/16/161228/1.jpg',1);" calcext:value-type="string">
            <text:p>INSERT INTO PRODUCTO (ID, NOMBRE, DESCRIPCION, PVP, DESCUENTO, IMAGEN, CATEGORIA_ID) VALUES (9,'MSI GP63 Leopard 8RD-275ES Intel Core i7-8750H/16GB/1TB+256GB SSD/GTX 1050Ti/15.6"','Prepárate para sentir todo el poder del juego con el potente ordenador portátil de MSIGP63 Leopard 8RD-275ES. Un portátil Gaming dotado con un procesador Coffeelake i7, 16GB de RAM, 1TB + 256GB SSD de almacenamiento, y todo bajo una potente gráfica NVIDIA GeForce® GTX 1050Ti 4GB GDDR5.',1229, 0,'https://thumb.pccomponentes.com/w-530-530/articles/16/161228/1.jpg',1);</text:p>
          </table:table-cell>
        </table:table-row>
        <table:table-row table:style-name="ro4">
          <table:table-cell office:value-type="float" office:value="10" calcext:value-type="float">
            <text:p>10</text:p>
          </table:table-cell>
          <table:table-cell office:value-type="string" calcext:value-type="string">
            <text:p>Toshiba Satellite Pro R50-C-1E8 Intel Celeron 3855U/4GB/128GB SSD/15.6" W10 Pro</text:p>
          </table:table-cell>
          <table:table-cell office:value-type="string" calcext:value-type="string">
            <text:p>Gracias a su combinación de rendimiento y fiabilidad, el Satellite Pro R50-C de 39,6 cm (15,6”) es el portátil ideal para cualquier entorno profesional. Saca partido a las elevadas velocidades de procesamiento de la arquitectura Intel y disfruta de la máxima fiabilidad gracias a su resistente diseño, con el que podrás hacer frente a los rigores del día a día.</text:p>
            <text:p/>
            <text:p>Diseñado teniendo en cuenta tanto al usuario ocasional como al profesional, el Satellite Pro R50- C permite trabajar en silencio, dispone de una pantalla de alta definición e incluye un teclado de tamaño completo que mejora el rendimiento. </text:p>
            <text:p/>
            <text:p>El Satellite Pro R50-C es el portátil más competitivo de la gama profesional de Toshiba y te permitirá cubrir todas tus necesidades empresariales.</text:p>
          </table:table-cell>
          <table:table-cell office:value-type="float" office:value="349" calcext:value-type="float">
            <text:p>349</text:p>
          </table:table-cell>
          <table:table-cell office:value-type="float" office:value="0" calcext:value-type="float">
            <text:p>0</text:p>
          </table:table-cell>
          <table:table-cell office:value-type="string" calcext:value-type="string">
            <text:p>https://thumb.pccomponentes.com/w-530-530/articles/15/157623/c11.jpg</text:p>
          </table:table-cell>
          <table:table-cell office:value-type="float" office:value="1" calcext:value-type="float">
            <text:p>1</text:p>
          </table:table-cell>
          <table:table-cell/>
          <table:table-cell table:formula="of:=&quot;INSERT INTO PRODUCTO (ID, NOMBRE, DESCRIPCION, PVP, DESCUENTO, IMAGEN, CATEGORIA_ID) VALUES (&quot;&amp;[.A7]&amp;&quot;,'&quot;&amp;[.B7]&amp;&quot;','&quot;&amp;[.C7]&amp;&quot;',&quot;&amp;[.D7]&amp;&quot;, &quot;&amp;[.E7]&amp;&quot;,'&quot;&amp;[.F7]&amp;&quot;',&quot;&amp;[.G7]&amp;&quot;);&quot;" office:value-type="string" office:string-value="INSERT INTO PRODUCTO (ID, NOMBRE, DESCRIPCION, PVP, DESCUENTO, IMAGEN, CATEGORIA_ID) VALUES (10,'Toshiba Satellite Pro R50-C-1E8 Intel Celeron 3855U/4GB/128GB SSD/15.6&quot; W10 Pro','Gracias a su combinación de rendimiento y fiabilidad, el Satellite Pro R50-C de 39,6 cm (15,6”) es el portátil ideal para cualquier entorno profesional. Saca partido a las elevadas velocidades de procesamiento de la arquitectura Intel y disfruta de la máxima fiabilidad gracias a su resistente diseño, con el que podrás hacer frente a los rigores del día a día.&#10;&#10;Diseñado teniendo en cuenta tanto al usuario ocasional como al profesional, el Satellite Pro R50- C permite trabajar en silencio, dispone de una pantalla de alta definición e incluye un teclado de tamaño completo que mejora el rendimiento. &#10;&#10;El Satellite Pro R50-C es el portátil más competitivo de la gama profesional de Toshiba y te permitirá cubrir todas tus necesidades empresariales.',349, 0,'https://thumb.pccomponentes.com/w-530-530/articles/15/157623/c11.jpg',1);" calcext:value-type="string">
            <text:p>INSERT INTO PRODUCTO (ID, NOMBRE, DESCRIPCION, PVP, DESCUENTO, IMAGEN, CATEGORIA_ID) VALUES (10,'Toshiba Satellite Pro R50-C-1E8 Intel Celeron 3855U/4GB/128GB SSD/15.6" W10 Pro','Gracias a su combinación de rendimiento y fiabilidad, el Satellite Pro R50-C de 39,6 cm (15,6”) es el portátil ideal para cualquier entorno profesional. Saca partido a las elevadas velocidades de procesamiento de la arquitectura Intel y disfruta de la máxima fiabilidad gracias a su resistente diseño, con el que podrás hacer frente a los rigores del día a día.</text:p>
            <text:p/>
            <text:p>Diseñado teniendo en cuenta tanto al usuario ocasional como al profesional, el Satellite Pro R50- C permite trabajar en silencio, dispone de una pantalla de alta definición e incluye un teclado de tamaño completo que mejora el rendimiento. </text:p>
            <text:p/>
            <text:p>El Satellite Pro R50-C es el portátil más competitivo de la gama profesional de Toshiba y te permitirá cubrir todas tus necesidades empresariales.',349, 0,'https://thumb.pccomponentes.com/w-530-530/articles/15/157623/c11.jpg',1);</text:p>
          </table:table-cell>
        </table:table-row>
        <table:table-row table:style-name="ro2">
          <table:table-cell office:value-type="float" office:value="11" calcext:value-type="float">
            <text:p>11</text:p>
          </table:table-cell>
          <table:table-cell office:value-type="string" calcext:value-type="string">
            <text:p>Toshiba OCZ TR200 SSD 240GB SATA3</text:p>
          </table:table-cell>
          <table:table-cell office:value-type="string" calcext:value-type="string">
            <text:p>Actualizar desde una unidad de disco duro (HDD) debería ser fácil y asequible y es ahí donde entran las SSD OCZ TR200. Diseñada para aumentar la velocidad de su computadora portátil o PC en discos duros convencionales, la Serie TR200 aprovecha la avanzada tecnología 3D BiCS FLASH ™ de 64 capas de Toshiba , para ofrecer un rendimiento equilibrado, fiabilidad y valor que transformará su sistema móvil o de escritorio.</text:p>
            <text:p/>
            <text:p>Con una estructura celular de 64 capas apiladas verticalmente, la tecnología Toshiba BiCS FLASH permite una mayor capacidad, resistencia, rendimiento y eficiencia en el mismo espacio, ofreciendo una experiencia de almacenamiento de última generación.</text:p>
            <text:p/>
            <text:p>Mejore su productividad con la serie TR200 y disfrute de arranques más rápidos, transferencias de archivos y capacidad de respuesta del sistema. Despídase del retraso de la unidad de disco duro y obtenga una experiencia informática digna de su tiempo.</text:p>
            <text:p/>
            <text:p>En comparación con las unidades de disco duro, las unidades Toshiba OCZ TR200 SSD también ofrecen mayor durabilidad y menos consumo de energía, lo que se traduce en una mayor duración de la batería para mantenerlo en funcionamiento más tiempo.</text:p>
          </table:table-cell>
          <table:table-cell table:style-name="ce1" office:value-type="string" calcext:value-type="string">
            <text:p>57.99</text:p>
          </table:table-cell>
          <table:table-cell office:value-type="float" office:value="0" calcext:value-type="float">
            <text:p>0</text:p>
          </table:table-cell>
          <table:table-cell office:value-type="string" calcext:value-type="string">
            <text:p>https://thumb.pccomponentes.com/w-530-530/articles/14/144765/a3.jpg</text:p>
          </table:table-cell>
          <table:table-cell office:value-type="float" office:value="2" calcext:value-type="float">
            <text:p>2</text:p>
          </table:table-cell>
          <table:table-cell/>
          <table:table-cell table:formula="of:=&quot;INSERT INTO PRODUCTO (ID, NOMBRE, DESCRIPCION, PVP, DESCUENTO, IMAGEN, CATEGORIA_ID) VALUES (&quot;&amp;[.A8]&amp;&quot;,'&quot;&amp;[.B8]&amp;&quot;','&quot;&amp;[.C8]&amp;&quot;',&quot;&amp;[.D8]&amp;&quot;, &quot;&amp;[.E8]&amp;&quot;,'&quot;&amp;[.F8]&amp;&quot;',&quot;&amp;[.G8]&amp;&quot;);&quot;" office:value-type="string" office:string-value="INSERT INTO PRODUCTO (ID, NOMBRE, DESCRIPCION, PVP, DESCUENTO, IMAGEN, CATEGORIA_ID) VALUES (11,'Toshiba OCZ TR200 SSD 240GB SATA3','Actualizar desde una unidad de disco duro (HDD) debería ser fácil y asequible y es ahí donde entran las SSD OCZ TR200. Diseñada para aumentar la velocidad de su computadora portátil o PC en discos duros convencionales, la Serie TR200 aprovecha la avanzada tecnología 3D BiCS FLASH ™ de 64 capas de Toshiba , para ofrecer un rendimiento equilibrado, fiabilidad y valor que transformará su sistema móvil o de escritorio.&#10;&#10;Con una estructura celular de 64 capas apiladas verticalmente, la tecnología Toshiba BiCS FLASH permite una mayor capacidad, resistencia, rendimiento y eficiencia en el mismo espacio, ofreciendo una experiencia de almacenamiento de última generación.&#10;&#10;Mejore su productividad con la serie TR200 y disfrute de arranques más rápidos, transferencias de archivos y capacidad de respuesta del sistema. Despídase del retraso de la unidad de disco duro y obtenga una experiencia informática digna de su tiempo.&#10;&#10;En comparación con las unidades de disco duro, las unidades Toshiba OCZ TR200 SSD también ofrecen mayor durabilidad y menos consumo de energía, lo que se traduce en una mayor duración de la batería para mantenerlo en funcionamiento más tiempo.',57.99, 0,'https://thumb.pccomponentes.com/w-530-530/articles/14/144765/a3.jpg',2);" calcext:value-type="string">
            <text:p>INSERT INTO PRODUCTO (ID, NOMBRE, DESCRIPCION, PVP, DESCUENTO, IMAGEN, CATEGORIA_ID) VALUES (11,'Toshiba OCZ TR200 SSD 240GB SATA3','Actualizar desde una unidad de disco duro (HDD) debería ser fácil y asequible y es ahí donde entran las SSD OCZ TR200. Diseñada para aumentar la velocidad de su computadora portátil o PC en discos duros convencionales, la Serie TR200 aprovecha la avanzada tecnología 3D BiCS FLASH ™ de 64 capas de Toshiba , para ofrecer un rendimiento equilibrado, fiabilidad y valor que transformará su sistema móvil o de escritorio.</text:p>
            <text:p/>
            <text:p>Con una estructura celular de 64 capas apiladas verticalmente, la tecnología Toshiba BiCS FLASH permite una mayor capacidad, resistencia, rendimiento y eficiencia en el mismo espacio, ofreciendo una experiencia de almacenamiento de última generación.</text:p>
            <text:p/>
            <text:p>Mejore su productividad con la serie TR200 y disfrute de arranques más rápidos, transferencias de archivos y capacidad de respuesta del sistema. Despídase del retraso de la unidad de disco duro y obtenga una experiencia informática digna de su tiempo.</text:p>
            <text:p/>
            <text:p>En comparación con las unidades de disco duro, las unidades Toshiba OCZ TR200 SSD también ofrecen mayor durabilidad y menos consumo de energía, lo que se traduce en una mayor duración de la batería para mantenerlo en funcionamiento más tiempo.',57.99, 0,'https://thumb.pccomponentes.com/w-530-530/articles/14/144765/a3.jpg',2);</text:p>
          </table:table-cell>
        </table:table-row>
        <table:table-row table:style-name="ro6">
          <table:table-cell office:value-type="float" office:value="12" calcext:value-type="float">
            <text:p>12</text:p>
          </table:table-cell>
          <table:table-cell office:value-type="string" calcext:value-type="string">
            <text:p>Samsung 860 EVO Basic SSD 250GB SATA3</text:p>
          </table:table-cell>
          <table:table-cell office:value-type="string" calcext:value-type="string">
            <text:p>Descubra la nueva edición de la gama Samsung SATA SSD, la gama Samsung 860 EVO. Especialmente diseñadas para el uso diario de PC, con tecnología V-NAND y un controlador robusto basado en algoritmos, estas SSD rápidas y confiables están disponibles en una variedad de formatos y capacidades. El 860 EVO ofrece el mejor rendimiento de lectura y escritura, incluso en multitareas. El 860 EVO puede entregar velocidades de escritura de hasta 520 MB/s con tecnología inteligente TurboWrite, y velocidades de lectura de hasta 550 MB/s.</text:p>
            <text:p/>
            <text:p>Almacene su información de forma segura y reproduzca videos 4k y datos 3D con facilidad. Con hasta 8 veces más TBW que los 850 EVO anteriores, el 860 EVO ofrece mayor resistencia y confiabilidad con una garantía de 5 años. La última tecnología V-NAND le ofrece hasta 2.400 TBW. Obtenga una comunicación más rápida y fluida con su sistema host. El algoritmo ECC y el nuevo controlador MJX generan velocidades más altas y mejoran la compatibilidad con Linux.</text:p>
          </table:table-cell>
          <table:table-cell office:value-type="string" calcext:value-type="string">
            <text:p>65.99</text:p>
          </table:table-cell>
          <table:table-cell office:value-type="float" office:value="0" calcext:value-type="float">
            <text:p>0</text:p>
          </table:table-cell>
          <table:table-cell office:value-type="string" calcext:value-type="string">
            <text:p>https://thumb.pccomponentes.com/w-530-530/articles/14/148834/evo860-1.jpg</text:p>
          </table:table-cell>
          <table:table-cell office:value-type="float" office:value="2" calcext:value-type="float">
            <text:p>2</text:p>
          </table:table-cell>
          <table:table-cell/>
          <table:table-cell table:formula="of:=&quot;INSERT INTO PRODUCTO (ID, NOMBRE, DESCRIPCION, PVP, DESCUENTO, IMAGEN, CATEGORIA_ID) VALUES (&quot;&amp;[.A9]&amp;&quot;,'&quot;&amp;[.B9]&amp;&quot;','&quot;&amp;[.C9]&amp;&quot;',&quot;&amp;[.D9]&amp;&quot;, &quot;&amp;[.E9]&amp;&quot;,'&quot;&amp;[.F9]&amp;&quot;',&quot;&amp;[.G9]&amp;&quot;);&quot;" office:value-type="string" office:string-value="INSERT INTO PRODUCTO (ID, NOMBRE, DESCRIPCION, PVP, DESCUENTO, IMAGEN, CATEGORIA_ID) VALUES (12,'Samsung 860 EVO Basic SSD 250GB SATA3','Descubra la nueva edición de la gama Samsung SATA SSD, la gama Samsung 860 EVO. Especialmente diseñadas para el uso diario de PC, con tecnología V-NAND y un controlador robusto basado en algoritmos, estas SSD rápidas y confiables están disponibles en una variedad de formatos y capacidades. El 860 EVO ofrece el mejor rendimiento de lectura y escritura, incluso en multitareas. El 860 EVO puede entregar velocidades de escritura de hasta 520 MB/s con tecnología inteligente TurboWrite, y velocidades de lectura de hasta 550 MB/s.&#10;&#10;Almacene su información de forma segura y reproduzca videos 4k y datos 3D con facilidad. Con hasta 8 veces más TBW que los 850 EVO anteriores, el 860 EVO ofrece mayor resistencia y confiabilidad con una garantía de 5 años. La última tecnología V-NAND le ofrece hasta 2.400 TBW. Obtenga una comunicación más rápida y fluida con su sistema host. El algoritmo ECC y el nuevo controlador MJX generan velocidades más altas y mejoran la compatibilidad con Linux.',65.99, 0,'https://thumb.pccomponentes.com/w-530-530/articles/14/148834/evo860-1.jpg',2);" calcext:value-type="string">
            <text:p>INSERT INTO PRODUCTO (ID, NOMBRE, DESCRIPCION, PVP, DESCUENTO, IMAGEN, CATEGORIA_ID) VALUES (12,'Samsung 860 EVO Basic SSD 250GB SATA3','Descubra la nueva edición de la gama Samsung SATA SSD, la gama Samsung 860 EVO. Especialmente diseñadas para el uso diario de PC, con tecnología V-NAND y un controlador robusto basado en algoritmos, estas SSD rápidas y confiables están disponibles en una variedad de formatos y capacidades. El 860 EVO ofrece el mejor rendimiento de lectura y escritura, incluso en multitareas. El 860 EVO puede entregar velocidades de escritura de hasta 520 MB/s con tecnología inteligente TurboWrite, y velocidades de lectura de hasta 550 MB/s.</text:p>
            <text:p/>
            <text:p>Almacene su información de forma segura y reproduzca videos 4k y datos 3D con facilidad. Con hasta 8 veces más TBW que los 850 EVO anteriores, el 860 EVO ofrece mayor resistencia y confiabilidad con una garantía de 5 años. La última tecnología V-NAND le ofrece hasta 2.400 TBW. Obtenga una comunicación más rápida y fluida con su sistema host. El algoritmo ECC y el nuevo controlador MJX generan velocidades más altas y mejoran la compatibilidad con Linux.',65.99, 0,'https://thumb.pccomponentes.com/w-530-530/articles/14/148834/evo860-1.jpg',2);</text:p>
          </table:table-cell>
        </table:table-row>
        <table:table-row table:style-name="ro1">
          <table:table-cell office:value-type="float" office:value="13" calcext:value-type="float">
            <text:p>13</text:p>
          </table:table-cell>
          <table:table-cell office:value-type="string" calcext:value-type="string">
            <text:p>Samsung SSD 970 EVO NVMe M.2 250 GB</text:p>
          </table:table-cell>
          <table:table-cell office:value-type="string" calcext:value-type="string">
            <text:p>Acelerar en la próxima generación de informática. El Samsung 970 EVO ofrece velocidades revolucionarias, la mejor confiabilidad de su clase y una amplia gama de opciones de capacidad de hasta 2TB *. El último V-NAND, el nuevo controlador Phoenix y la tecnología Intelligent TurboWrite mejoran los juegos de alta gama y la edición gráfica 4K y 3D.</text:p>
          </table:table-cell>
          <table:table-cell office:value-type="string" calcext:value-type="string">
            <text:p>104.99</text:p>
          </table:table-cell>
          <table:table-cell office:value-type="string" calcext:value-type="string">
            <text:p>0.08</text:p>
          </table:table-cell>
          <table:table-cell office:value-type="string" calcext:value-type="string">
            <text:p>https://thumb.pccomponentes.com/w-530-530/articles/16/160327/a.jpg</text:p>
          </table:table-cell>
          <table:table-cell office:value-type="float" office:value="2" calcext:value-type="float">
            <text:p>2</text:p>
          </table:table-cell>
          <table:table-cell/>
          <table:table-cell table:formula="of:=&quot;INSERT INTO PRODUCTO (ID, NOMBRE, DESCRIPCION, PVP, DESCUENTO, IMAGEN, CATEGORIA_ID) VALUES (&quot;&amp;[.A10]&amp;&quot;,'&quot;&amp;[.B10]&amp;&quot;','&quot;&amp;[.C10]&amp;&quot;',&quot;&amp;[.D10]&amp;&quot;, &quot;&amp;[.E10]&amp;&quot;,'&quot;&amp;[.F10]&amp;&quot;',&quot;&amp;[.G10]&amp;&quot;);&quot;" office:value-type="string" office:string-value="INSERT INTO PRODUCTO (ID, NOMBRE, DESCRIPCION, PVP, DESCUENTO, IMAGEN, CATEGORIA_ID) VALUES (13,'Samsung SSD 970 EVO NVMe M.2 250 GB','Acelerar en la próxima generación de informática. El Samsung 970 EVO ofrece velocidades revolucionarias, la mejor confiabilidad de su clase y una amplia gama de opciones de capacidad de hasta 2TB *. El último V-NAND, el nuevo controlador Phoenix y la tecnología Intelligent TurboWrite mejoran los juegos de alta gama y la edición gráfica 4K y 3D.',104.99, 0.08,'https://thumb.pccomponentes.com/w-530-530/articles/16/160327/a.jpg',2);" calcext:value-type="string">
            <text:p>INSERT INTO PRODUCTO (ID, NOMBRE, DESCRIPCION, PVP, DESCUENTO, IMAGEN, CATEGORIA_ID) VALUES (13,'Samsung SSD 970 EVO NVMe M.2 250 GB','Acelerar en la próxima generación de informática. El Samsung 970 EVO ofrece velocidades revolucionarias, la mejor confiabilidad de su clase y una amplia gama de opciones de capacidad de hasta 2TB *. El último V-NAND, el nuevo controlador Phoenix y la tecnología Intelligent TurboWrite mejoran los juegos de alta gama y la edición gráfica 4K y 3D.',104.99, 0.08,'https://thumb.pccomponentes.com/w-530-530/articles/16/160327/a.jpg',2);</text:p>
          </table:table-cell>
        </table:table-row>
        <table:table-row table:style-name="ro7">
          <table:table-cell office:value-type="float" office:value="14" calcext:value-type="float">
            <text:p>14</text:p>
          </table:table-cell>
          <table:table-cell office:value-type="string" calcext:value-type="string">
            <text:p>WD Blue 2TB 3.5" SATA 3</text:p>
          </table:table-cell>
          <table:table-cell office:value-type="string" calcext:value-type="string">
            <text:p>Especificaciones:</text:p>
            <text:p/>
            <text:p>Capacidad 2TB</text:p>
            <text:p>Velocidad de giro: 5400 rpm</text:p>
            <text:p>Interfaz SATA 6 Gb/s</text:p>
            <text:p>Nivel de temperatura operativo 0 a 60ºC</text:p>
            <text:p>Nivel de temperatura no operativo -40 a 70ºC</text:p>
            <text:p>Bufer 64 MB Cache</text:p>
            <text:p>Ciclos de carga mínimos 300,000 minimo</text:p>
          </table:table-cell>
          <table:table-cell office:value-type="string" calcext:value-type="string">
            <text:p>65.99</text:p>
          </table:table-cell>
          <table:table-cell office:value-type="float" office:value="0" calcext:value-type="float">
            <text:p>0</text:p>
          </table:table-cell>
          <table:table-cell office:value-type="string" calcext:value-type="string">
            <text:p>https://thumb.pccomponentes.com/w-530-530/articles/8/87334/wd-blue-2tb-3-5-sata6.jpg</text:p>
          </table:table-cell>
          <table:table-cell office:value-type="float" office:value="2" calcext:value-type="float">
            <text:p>2</text:p>
          </table:table-cell>
          <table:table-cell/>
          <table:table-cell table:formula="of:=&quot;INSERT INTO PRODUCTO (ID, NOMBRE, DESCRIPCION, PVP, DESCUENTO, IMAGEN, CATEGORIA_ID) VALUES (&quot;&amp;[.A11]&amp;&quot;,'&quot;&amp;[.B11]&amp;&quot;','&quot;&amp;[.C11]&amp;&quot;',&quot;&amp;[.D11]&amp;&quot;, &quot;&amp;[.E11]&amp;&quot;,'&quot;&amp;[.F11]&amp;&quot;',&quot;&amp;[.G11]&amp;&quot;);&quot;" office:value-type="string" office:string-value="INSERT INTO PRODUCTO (ID, NOMBRE, DESCRIPCION, PVP, DESCUENTO, IMAGEN, CATEGORIA_ID) VALUES (14,'WD Blue 2TB 3.5&quot; SATA 3','Especificaciones:&#10;&#10;Capacidad 2TB&#10;Velocidad de giro: 5400 rpm&#10;Interfaz SATA 6 Gb/s&#10;Nivel de temperatura operativo 0 a 60ºC&#10;Nivel de temperatura no operativo -40 a 70ºC&#10;Bufer 64 MB Cache&#10;Ciclos de carga mínimos 300,000 minimo',65.99, 0,'https://thumb.pccomponentes.com/w-530-530/articles/8/87334/wd-blue-2tb-3-5-sata6.jpg',2);" calcext:value-type="string">
            <text:p>INSERT INTO PRODUCTO (ID, NOMBRE, DESCRIPCION, PVP, DESCUENTO, IMAGEN, CATEGORIA_ID) VALUES (14,'WD Blue 2TB 3.5" SATA 3','Especificaciones:</text:p>
            <text:p/>
            <text:p>Capacidad 2TB</text:p>
            <text:p>Velocidad de giro: 5400 rpm</text:p>
            <text:p>Interfaz SATA 6 Gb/s</text:p>
            <text:p>Nivel de temperatura operativo 0 a 60ºC</text:p>
            <text:p>Nivel de temperatura no operativo -40 a 70ºC</text:p>
            <text:p>Bufer 64 MB Cache</text:p>
            <text:p>Ciclos de carga mínimos 300,000 minimo',65.99, 0,'https://thumb.pccomponentes.com/w-530-530/articles/8/87334/wd-blue-2tb-3-5-sata6.jpg',2);</text:p>
          </table:table-cell>
        </table:table-row>
        <table:table-row table:style-name="ro6">
          <table:table-cell office:value-type="float" office:value="15" calcext:value-type="float">
            <text:p>15</text:p>
          </table:table-cell>
          <table:table-cell office:value-type="string" calcext:value-type="string">
            <text:p>MSI GTX 1060 GAMING X 6GB GDDR5</text:p>
          </table:table-cell>
          <table:table-cell office:value-type="string" calcext:value-type="string">
            <text:p>Ya está aquí la GeForce GTX 1060, la tercera de la familia de tarjetas gráficas Nvidia que estrenan Pascal como arquitectura, la revolución en gaming y computación gráfica.</text:p>
            <text:p/>
            <text:p>Repleta de novedosas tecnologías,  la MSI GTX 1060 puede con todo. Parte de la culpa la tiene la mencionada tecnología Pascal utilizada para fabricar la GPU, de la que hablaremos a continuación, sus 6GB de RAM GDDR5 y un diseño que exprime al máximo las posibilidades de este dispositivo en entornos de realidad virtual a cambio de un eficiente uso energético.</text:p>
          </table:table-cell>
          <table:table-cell office:value-type="string" calcext:value-type="string">
            <text:p>349.9</text:p>
          </table:table-cell>
          <table:table-cell office:value-type="string" calcext:value-type="string">
            <text:p>0.06</text:p>
          </table:table-cell>
          <table:table-cell office:value-type="string" calcext:value-type="string">
            <text:p>https://thumb.pccomponentes.com/w-530-530/articles/10/102319/msi-gtx-1060-gaming-x-6gb-gddr5.jpg</text:p>
          </table:table-cell>
          <table:table-cell office:value-type="float" office:value="2" calcext:value-type="float">
            <text:p>2</text:p>
          </table:table-cell>
          <table:table-cell/>
          <table:table-cell table:formula="of:=&quot;INSERT INTO PRODUCTO (ID, NOMBRE, DESCRIPCION, PVP, DESCUENTO, IMAGEN, CATEGORIA_ID) VALUES (&quot;&amp;[.A12]&amp;&quot;,'&quot;&amp;[.B12]&amp;&quot;','&quot;&amp;[.C12]&amp;&quot;',&quot;&amp;[.D12]&amp;&quot;, &quot;&amp;[.E12]&amp;&quot;,'&quot;&amp;[.F12]&amp;&quot;',&quot;&amp;[.G12]&amp;&quot;);&quot;" office:value-type="string" office:string-value="INSERT INTO PRODUCTO (ID, NOMBRE, DESCRIPCION, PVP, DESCUENTO, IMAGEN, CATEGORIA_ID) VALUES (15,'MSI GTX 1060 GAMING X 6GB GDDR5','Ya está aquí la GeForce GTX 1060, la tercera de la familia de tarjetas gráficas Nvidia que estrenan Pascal como arquitectura, la revolución en gaming y computación gráfica.&#10;&#10;Repleta de novedosas tecnologías,  la MSI GTX 1060 puede con todo. Parte de la culpa la tiene la mencionada tecnología Pascal utilizada para fabricar la GPU, de la que hablaremos a continuación, sus 6GB de RAM GDDR5 y un diseño que exprime al máximo las posibilidades de este dispositivo en entornos de realidad virtual a cambio de un eficiente uso energético.',349.9, 0.06,'https://thumb.pccomponentes.com/w-530-530/articles/10/102319/msi-gtx-1060-gaming-x-6gb-gddr5.jpg',2);" calcext:value-type="string">
            <text:p>INSERT INTO PRODUCTO (ID, NOMBRE, DESCRIPCION, PVP, DESCUENTO, IMAGEN, CATEGORIA_ID) VALUES (15,'MSI GTX 1060 GAMING X 6GB GDDR5','Ya está aquí la GeForce GTX 1060, la tercera de la familia de tarjetas gráficas Nvidia que estrenan Pascal como arquitectura, la revolución en gaming y computación gráfica.</text:p>
            <text:p/>
            <text:p>Repleta de novedosas tecnologías,  la MSI GTX 1060 puede con todo. Parte de la culpa la tiene la mencionada tecnología Pascal utilizada para fabricar la GPU, de la que hablaremos a continuación, sus 6GB de RAM GDDR5 y un diseño que exprime al máximo las posibilidades de este dispositivo en entornos de realidad virtual a cambio de un eficiente uso energético.',349.9, 0.06,'https://thumb.pccomponentes.com/w-530-530/articles/10/102319/msi-gtx-1060-gaming-x-6gb-gddr5.jpg',2);</text:p>
          </table:table-cell>
        </table:table-row>
        <table:table-row table:style-name="ro1">
          <table:table-cell office:value-type="float" office:value="16" calcext:value-type="float">
            <text:p>16</text:p>
          </table:table-cell>
          <table:table-cell office:value-type="string" calcext:value-type="string">
            <text:p>MSI GeForce GTX 1050Ti 4GT OC 4GB GDDR5</text:p>
          </table:table-cell>
          <table:table-cell office:value-type="string" calcext:value-type="string">
            <text:p>Te presentamos la GeForce GTX 1050Ti 4G OC de MSI, una gráfica con 4GB GDDR5. Prepárate para el juego con GeForce® GTX. Las tarjetas GeForce GTX son las más avanzadas jamás creadas. Descubre un rendimiento sin precedentes, eficiencia energética y experiencias gaming de nueva generación.</text:p>
          </table:table-cell>
          <table:table-cell office:value-type="string" calcext:value-type="string">
            <text:p>189.9</text:p>
          </table:table-cell>
          <table:table-cell office:value-type="float" office:value="0" calcext:value-type="float">
            <text:p>0</text:p>
          </table:table-cell>
          <table:table-cell office:value-type="string" calcext:value-type="string">
            <text:p>https://thumb.pccomponentes.com/w-530-530/articles/10/107797/1111.jpg</text:p>
          </table:table-cell>
          <table:table-cell office:value-type="float" office:value="2" calcext:value-type="float">
            <text:p>2</text:p>
          </table:table-cell>
          <table:table-cell/>
          <table:table-cell table:formula="of:=&quot;INSERT INTO PRODUCTO (ID, NOMBRE, DESCRIPCION, PVP, DESCUENTO, IMAGEN, CATEGORIA_ID) VALUES (&quot;&amp;[.A13]&amp;&quot;,'&quot;&amp;[.B13]&amp;&quot;','&quot;&amp;[.C13]&amp;&quot;',&quot;&amp;[.D13]&amp;&quot;, &quot;&amp;[.E13]&amp;&quot;,'&quot;&amp;[.F13]&amp;&quot;',&quot;&amp;[.G13]&amp;&quot;);&quot;" office:value-type="string" office:string-value="INSERT INTO PRODUCTO (ID, NOMBRE, DESCRIPCION, PVP, DESCUENTO, IMAGEN, CATEGORIA_ID) VALUES (16,'MSI GeForce GTX 1050Ti 4GT OC 4GB GDDR5','Te presentamos la GeForce GTX 1050Ti 4G OC de MSI, una gráfica con 4GB GDDR5. Prepárate para el juego con GeForce® GTX. Las tarjetas GeForce GTX son las más avanzadas jamás creadas. Descubre un rendimiento sin precedentes, eficiencia energética y experiencias gaming de nueva generación.',189.9, 0,'https://thumb.pccomponentes.com/w-530-530/articles/10/107797/1111.jpg',2);" calcext:value-type="string">
            <text:p>INSERT INTO PRODUCTO (ID, NOMBRE, DESCRIPCION, PVP, DESCUENTO, IMAGEN, CATEGORIA_ID) VALUES (16,'MSI GeForce GTX 1050Ti 4GT OC 4GB GDDR5','Te presentamos la GeForce GTX 1050Ti 4G OC de MSI, una gráfica con 4GB GDDR5. Prepárate para el juego con GeForce® GTX. Las tarjetas GeForce GTX son las más avanzadas jamás creadas. Descubre un rendimiento sin precedentes, eficiencia energética y experiencias gaming de nueva generación.',189.9, 0,'https://thumb.pccomponentes.com/w-530-530/articles/10/107797/1111.jpg',2);</text:p>
          </table:table-cell>
        </table:table-row>
        <table:table-row table:style-name="ro6">
          <table:table-cell office:value-type="float" office:value="17" calcext:value-type="float">
            <text:p>17</text:p>
          </table:table-cell>
          <table:table-cell office:value-type="string" calcext:value-type="string">
            <text:p>Asus GR8 II-6GT025Z Intel Core i7-7700/16GB/1TB/GTX 1060</text:p>
          </table:table-cell>
          <table:table-cell office:value-type="string" calcext:value-type="string">
            <text:p>Los que subestiman al ROG GR8 II por sus compactas dimensiones cometen un craso error. Con un formato de apenas 4 litros y un rendimiento comparable al de muchos PC de sobremesa establecidos, el ROG GR8 II es el PC de sobremesa VR-Ready más pequeño que existe. Está equipado con una gráfica a medida ASUS GeForce® GTX 1060 que proporciona una acción fluida y repleta de detalles, dos puertos HDMI para conectar simultáneamente las gafas de RV y la pantalla, un procesador Intel® Core™ i5 de cuatro núcleos y última generación, y 8 GB de memoria RAM DDR4. El ROG GR8 II presenta un sobrado rendimiento para disfrutar de los últimos títulos con calidad y solvencia.</text:p>
            <text:p/>
            <text:p>En lo que respecta a almacenamiento, incorpora HDD de 2,5" que garantiza un acceso a datos de alta velocidad junto a una gran capacidad para guardar juegos y librerías. También equipa efectos de iluminación Aura Sync y otras funciones específicas para gamers. Con semejante arsenal a bordo, el GR8 II es un contendiente a tener muy en cuenta.</text:p>
          </table:table-cell>
          <table:table-cell office:value-type="float" office:value="1379" calcext:value-type="float">
            <text:p>1379</text:p>
          </table:table-cell>
          <table:table-cell office:value-type="float" office:value="0" calcext:value-type="float">
            <text:p>0</text:p>
          </table:table-cell>
          <table:table-cell office:value-type="string" calcext:value-type="string">
            <text:p>https://thumb.pccomponentes.com/w-530-530/articles/15/153466/1.jpg</text:p>
          </table:table-cell>
          <table:table-cell office:value-type="float" office:value="3" calcext:value-type="float">
            <text:p>3</text:p>
          </table:table-cell>
          <table:table-cell/>
          <table:table-cell table:formula="of:=&quot;INSERT INTO PRODUCTO (ID, NOMBRE, DESCRIPCION, PVP, DESCUENTO, IMAGEN, CATEGORIA_ID) VALUES (&quot;&amp;[.A14]&amp;&quot;,'&quot;&amp;[.B14]&amp;&quot;','&quot;&amp;[.C14]&amp;&quot;',&quot;&amp;[.D14]&amp;&quot;, &quot;&amp;[.E14]&amp;&quot;,'&quot;&amp;[.F14]&amp;&quot;',&quot;&amp;[.G14]&amp;&quot;);&quot;" office:value-type="string" office:string-value="INSERT INTO PRODUCTO (ID, NOMBRE, DESCRIPCION, PVP, DESCUENTO, IMAGEN, CATEGORIA_ID) VALUES (17,'Asus GR8 II-6GT025Z Intel Core i7-7700/16GB/1TB/GTX 1060','Los que subestiman al ROG GR8 II por sus compactas dimensiones cometen un craso error. Con un formato de apenas 4 litros y un rendimiento comparable al de muchos PC de sobremesa establecidos, el ROG GR8 II es el PC de sobremesa VR-Ready más pequeño que existe. Está equipado con una gráfica a medida ASUS GeForce® GTX 1060 que proporciona una acción fluida y repleta de detalles, dos puertos HDMI para conectar simultáneamente las gafas de RV y la pantalla, un procesador Intel® Core™ i5 de cuatro núcleos y última generación, y 8 GB de memoria RAM DDR4. El ROG GR8 II presenta un sobrado rendimiento para disfrutar de los últimos títulos con calidad y solvencia.&#10;&#10;En lo que respecta a almacenamiento, incorpora HDD de 2,5&quot; que garantiza un acceso a datos de alta velocidad junto a una gran capacidad para guardar juegos y librerías. También equipa efectos de iluminación Aura Sync y otras funciones específicas para gamers. Con semejante arsenal a bordo, el GR8 II es un contendiente a tener muy en cuenta.',1379, 0,'https://thumb.pccomponentes.com/w-530-530/articles/15/153466/1.jpg',3);" calcext:value-type="string">
            <text:p>INSERT INTO PRODUCTO (ID, NOMBRE, DESCRIPCION, PVP, DESCUENTO, IMAGEN, CATEGORIA_ID) VALUES (17,'Asus GR8 II-6GT025Z Intel Core i7-7700/16GB/1TB/GTX 1060','Los que subestiman al ROG GR8 II por sus compactas dimensiones cometen un craso error. Con un formato de apenas 4 litros y un rendimiento comparable al de muchos PC de sobremesa establecidos, el ROG GR8 II es el PC de sobremesa VR-Ready más pequeño que existe. Está equipado con una gráfica a medida ASUS GeForce® GTX 1060 que proporciona una acción fluida y repleta de detalles, dos puertos HDMI para conectar simultáneamente las gafas de RV y la pantalla, un procesador Intel® Core™ i5 de cuatro núcleos y última generación, y 8 GB de memoria RAM DDR4. El ROG GR8 II presenta un sobrado rendimiento para disfrutar de los últimos títulos con calidad y solvencia.</text:p>
            <text:p/>
            <text:p>En lo que respecta a almacenamiento, incorpora HDD de 2,5" que garantiza un acceso a datos de alta velocidad junto a una gran capacidad para guardar juegos y librerías. También equipa efectos de iluminación Aura Sync y otras funciones específicas para gamers. Con semejante arsenal a bordo, el GR8 II es un contendiente a tener muy en cuenta.',1379, 0,'https://thumb.pccomponentes.com/w-530-530/articles/15/153466/1.jpg',3);</text:p>
          </table:table-cell>
        </table:table-row>
        <table:table-row table:style-name="ro8">
          <table:table-cell office:value-type="float" office:value="18" calcext:value-type="float">
            <text:p>18</text:p>
          </table:table-cell>
          <table:table-cell office:value-type="string" calcext:value-type="string">
            <text:p>PC Lenovo IdeaCentre 310S-08ASR AMD E2-9030/4GB/1TB</text:p>
          </table:table-cell>
          <table:table-cell office:value-type="string" calcext:value-type="string">
            <text:p>Especificaciones 310S-08ASR</text:p>
            <text:p>Procesador AMD E2–9030 2.2 GHz</text:p>
            <text:p>Memoria RAM 4GB 1600MHz DDR3</text:p>
            <text:p>Disco duro HDD 1 TB 7200 RPM</text:p>
            <text:p>Almacenamiento óptico Multi Burner DVD</text:p>
            <text:p>Tarjeta gráfica integrada</text:p>
            <text:p>Conectividad</text:p>
            <text:p>LAN 10/100/1000</text:p>
            <text:p>802.11 ac</text:p>
            <text:p>Bluetooth 4.0</text:p>
            <text:p>Conexiones</text:p>
            <text:p>1 x HDMI</text:p>
            <text:p>4 x USB 2.0</text:p>
            <text:p>1 x Headphone/Lineout</text:p>
            <text:p>1 x Mic-in</text:p>
            <text:p>Sistema operativo Microsoft Windows 10 Home 64</text:p>
            <text:p>Dimensiones 297 mm (D) X 344 (H) mm X 90mm (W)</text:p>
            <text:p>Color Plata</text:p>
          </table:table-cell>
          <table:table-cell office:value-type="string" calcext:value-type="string">
            <text:p>325.99</text:p>
          </table:table-cell>
          <table:table-cell office:value-type="float" office:value="0" calcext:value-type="float">
            <text:p>0</text:p>
          </table:table-cell>
          <table:table-cell office:value-type="string" calcext:value-type="string">
            <text:p>https://thumb.pccomponentes.com/w-530-530/articles/15/157209/1.jpg</text:p>
          </table:table-cell>
          <table:table-cell office:value-type="float" office:value="3" calcext:value-type="float">
            <text:p>3</text:p>
          </table:table-cell>
          <table:table-cell/>
          <table:table-cell table:formula="of:=&quot;INSERT INTO PRODUCTO (ID, NOMBRE, DESCRIPCION, PVP, DESCUENTO, IMAGEN, CATEGORIA_ID) VALUES (&quot;&amp;[.A15]&amp;&quot;,'&quot;&amp;[.B15]&amp;&quot;','&quot;&amp;[.C15]&amp;&quot;',&quot;&amp;[.D15]&amp;&quot;, &quot;&amp;[.E15]&amp;&quot;,'&quot;&amp;[.F15]&amp;&quot;',&quot;&amp;[.G15]&amp;&quot;);&quot;" office:value-type="string" office:string-value="INSERT INTO PRODUCTO (ID, NOMBRE, DESCRIPCION, PVP, DESCUENTO, IMAGEN, CATEGORIA_ID) VALUES (18,'PC Lenovo IdeaCentre 310S-08ASR AMD E2-9030/4GB/1TB','Especificaciones 310S-08ASR&#10;Procesador AMD E2–9030 2.2 GHz&#10;Memoria RAM 4GB 1600MHz DDR3&#10;Disco duro HDD 1 TB 7200 RPM&#10;Almacenamiento óptico Multi Burner DVD&#10;Tarjeta gráfica integrada&#10;Conectividad&#10;LAN 10/100/1000&#10;802.11 ac&#10;Bluetooth 4.0&#10;Conexiones&#10;1 x HDMI&#10;4 x USB 2.0&#10;1 x Headphone/Lineout&#10;1 x Mic-in&#10;Sistema operativo Microsoft Windows 10 Home 64&#10;Dimensiones 297 mm (D) X 344 (H) mm X 90mm (W)&#10;Color Plata',325.99, 0,'https://thumb.pccomponentes.com/w-530-530/articles/15/157209/1.jpg',3);" calcext:value-type="string">
            <text:p>INSERT INTO PRODUCTO (ID, NOMBRE, DESCRIPCION, PVP, DESCUENTO, IMAGEN, CATEGORIA_ID) VALUES (18,'PC Lenovo IdeaCentre 310S-08ASR AMD E2-9030/4GB/1TB','Especificaciones 310S-08ASR</text:p>
            <text:p>Procesador AMD E2–9030 2.2 GHz</text:p>
            <text:p>Memoria RAM 4GB 1600MHz DDR3</text:p>
            <text:p>Disco duro HDD 1 TB 7200 RPM</text:p>
            <text:p>Almacenamiento óptico Multi Burner DVD</text:p>
            <text:p>Tarjeta gráfica integrada</text:p>
            <text:p>Conectividad</text:p>
            <text:p>LAN 10/100/1000</text:p>
            <text:p>802.11 ac</text:p>
            <text:p>Bluetooth 4.0</text:p>
            <text:p>Conexiones</text:p>
            <text:p>1 x HDMI</text:p>
            <text:p>4 x USB 2.0</text:p>
            <text:p>1 x Headphone/Lineout</text:p>
            <text:p>1 x Mic-in</text:p>
            <text:p>Sistema operativo Microsoft Windows 10 Home 64</text:p>
            <text:p>Dimensiones 297 mm (D) X 344 (H) mm X 90mm (W)</text:p>
            <text:p>Color Plata',325.99, 0,'https://thumb.pccomponentes.com/w-530-530/articles/15/157209/1.jpg',3);</text:p>
          </table:table-cell>
        </table:table-row>
        <table:table-row table:style-name="ro9">
          <table:table-cell office:value-type="float" office:value="19" calcext:value-type="float">
            <text:p>19</text:p>
          </table:table-cell>
          <table:table-cell office:value-type="string" calcext:value-type="string">
            <text:p>HP 260-p126ns Intel Core i5-6400T/8GB/1TB</text:p>
          </table:table-cell>
          <table:table-cell office:value-type="string" calcext:value-type="string">
            <text:p>Características:</text:p>
            <text:p>Desarrollado para durar. Cuando estás buscando un ordenador de escritorio que no se detenga, HP te ofrece todo lo necesario. Nuestras torres se someten a más de 100 pruebas, lo que garantiza la fiabilidad de confianza.</text:p>
            <text:p>Nombres que conoces. Rendimiento en el que puedes confiar. Con los procesadores más potentes, estas torres de HP cuentan con una tecnología fiable y probada de marcas de confianza.</text:p>
            <text:p>Procesador Intel® Core™ de 6ª generación (quad-core). Obtenga el máximo rendimiento y la velocidad superior necesaria para hacer frente a sus necesidades de multitarea más exigentes. Los cuatro núcleos dividen eficazmente el trabajo y, gracias a la revolucionaria tecnología Intel® Hyper-Threading, cada núcleo puede trabajar en más de una tarea a la vez.</text:p>
            <text:p>Unidad de DVD regrabable. Vea y grabe DVD utilizando la unidad óptica integrada.</text:p>
            <text:p>Almacenamiento de unidad de disco duro. No se preocupe por el crecimiento de su colección de películas digitales, canciones e imágenes. Con las opciones de almacenamiento masivo, podrá guardarlo todo y seguir disponiendo de una gran cantidad de espacio libre.</text:p>
          </table:table-cell>
          <table:table-cell office:value-type="float" office:value="499" calcext:value-type="float">
            <text:p>499</text:p>
          </table:table-cell>
          <table:table-cell office:value-type="float" office:value="0" calcext:value-type="float">
            <text:p>0</text:p>
          </table:table-cell>
          <table:table-cell office:value-type="string" calcext:value-type="string">
            <text:p>https://thumb.pccomponentes.com/w-530-530/articles/12/125713/p-2.jpg</text:p>
          </table:table-cell>
          <table:table-cell office:value-type="float" office:value="3" calcext:value-type="float">
            <text:p>3</text:p>
          </table:table-cell>
          <table:table-cell/>
          <table:table-cell table:formula="of:=&quot;INSERT INTO PRODUCTO (ID, NOMBRE, DESCRIPCION, PVP, DESCUENTO, IMAGEN, CATEGORIA_ID) VALUES (&quot;&amp;[.A16]&amp;&quot;,'&quot;&amp;[.B16]&amp;&quot;','&quot;&amp;[.C16]&amp;&quot;',&quot;&amp;[.D16]&amp;&quot;, &quot;&amp;[.E16]&amp;&quot;,'&quot;&amp;[.F16]&amp;&quot;',&quot;&amp;[.G16]&amp;&quot;);&quot;" office:value-type="string" office:string-value="INSERT INTO PRODUCTO (ID, NOMBRE, DESCRIPCION, PVP, DESCUENTO, IMAGEN, CATEGORIA_ID) VALUES (19,'HP 260-p126ns Intel Core i5-6400T/8GB/1TB','Características:&#10;Desarrollado para durar. Cuando estás buscando un ordenador de escritorio que no se detenga, HP te ofrece todo lo necesario. Nuestras torres se someten a más de 100 pruebas, lo que garantiza la fiabilidad de confianza.&#10;Nombres que conoces. Rendimiento en el que puedes confiar. Con los procesadores más potentes, estas torres de HP cuentan con una tecnología fiable y probada de marcas de confianza.&#10;Procesador Intel® Core™ de 6ª generación (quad-core). Obtenga el máximo rendimiento y la velocidad superior necesaria para hacer frente a sus necesidades de multitarea más exigentes. Los cuatro núcleos dividen eficazmente el trabajo y, gracias a la revolucionaria tecnología Intel® Hyper-Threading, cada núcleo puede trabajar en más de una tarea a la vez.&#10;Unidad de DVD regrabable. Vea y grabe DVD utilizando la unidad óptica integrada.&#10;Almacenamiento de unidad de disco duro. No se preocupe por el crecimiento de su colección de películas digitales, canciones e imágenes. Con las opciones de almacenamiento masivo, podrá guardarlo todo y seguir disponiendo de una gran cantidad de espacio libre.',499, 0,'https://thumb.pccomponentes.com/w-530-530/articles/12/125713/p-2.jpg',3);" calcext:value-type="string">
            <text:p>INSERT INTO PRODUCTO (ID, NOMBRE, DESCRIPCION, PVP, DESCUENTO, IMAGEN, CATEGORIA_ID) VALUES (19,'HP 260-p126ns Intel Core i5-6400T/8GB/1TB','Características:</text:p>
            <text:p>Desarrollado para durar. Cuando estás buscando un ordenador de escritorio que no se detenga, HP te ofrece todo lo necesario. Nuestras torres se someten a más de 100 pruebas, lo que garantiza la fiabilidad de confianza.</text:p>
            <text:p>Nombres que conoces. Rendimiento en el que puedes confiar. Con los procesadores más potentes, estas torres de HP cuentan con una tecnología fiable y probada de marcas de confianza.</text:p>
            <text:p>Procesador Intel® Core™ de 6ª generación (quad-core). Obtenga el máximo rendimiento y la velocidad superior necesaria para hacer frente a sus necesidades de multitarea más exigentes. Los cuatro núcleos dividen eficazmente el trabajo y, gracias a la revolucionaria tecnología Intel® Hyper-Threading, cada núcleo puede trabajar en más de una tarea a la vez.</text:p>
            <text:p>Unidad de DVD regrabable. Vea y grabe DVD utilizando la unidad óptica integrada.</text:p>
            <text:p>Almacenamiento de unidad de disco duro. No se preocupe por el crecimiento de su colección de películas digitales, canciones e imágenes. Con las opciones de almacenamiento masivo, podrá guardarlo todo y seguir disponiendo de una gran cantidad de espacio libre.',499, 0,'https://thumb.pccomponentes.com/w-530-530/articles/12/125713/p-2.jpg',3);</text:p>
          </table:table-cell>
        </table:table-row>
        <table:table-row table:style-name="ro1">
          <table:table-cell office:value-type="float" office:value="20" calcext:value-type="float">
            <text:p>20</text:p>
          </table:table-cell>
          <table:table-cell office:value-type="string" calcext:value-type="string">
            <text:p>HP 260-P103NS Intel Core i3-6100T/4GB/1TB</text:p>
          </table:table-cell>
          <table:table-cell office:value-type="string" calcext:value-type="string">
            <text:p>Especificaciones: Procesador Intel Core i3-6100T (3,2 GHz, 3 MB de caché, 2 núcleos) Memoria RAM 4GB DDR4-2133 SDRAM (1 x 4 GB) Disco duro 1TB (7200 rpm S-ATA) Almacenamiento óptico Super Multi Dual Layer (S-ATA) Gráfica integrada Conectividad LAN 10/100/1000 Wlan 802.11 b/g/n Bluetooth 4.0 Conexiones 1 x VGA 1 x salida de auriculares 1 x entrada de micrófono 2 x USB 3.0 4 x USB 2.0 1 RJ45 1 x HDMI Lector de tarjetas Sistema operativo FreeDOS Dimensiones (Ancho x Profundidad x Altura) 493 x 398 x 24.3 mm Peso 4.4 kg Color Negro </text:p>
          </table:table-cell>
          <table:table-cell office:value-type="float" office:value="349" calcext:value-type="float">
            <text:p>349</text:p>
          </table:table-cell>
          <table:table-cell office:value-type="float" office:value="0" calcext:value-type="float">
            <text:p>0</text:p>
          </table:table-cell>
          <table:table-cell office:value-type="string" calcext:value-type="string">
            <text:p>https://thumb.pccomponentes.com/w-530-530/articles/10/105719/105719.jpg</text:p>
          </table:table-cell>
          <table:table-cell office:value-type="float" office:value="3" calcext:value-type="float">
            <text:p>3</text:p>
          </table:table-cell>
          <table:table-cell/>
          <table:table-cell table:formula="of:=&quot;INSERT INTO PRODUCTO (ID, NOMBRE, DESCRIPCION, PVP, DESCUENTO, IMAGEN, CATEGORIA_ID) VALUES (&quot;&amp;[.A17]&amp;&quot;,'&quot;&amp;[.B17]&amp;&quot;','&quot;&amp;[.C17]&amp;&quot;',&quot;&amp;[.D17]&amp;&quot;, &quot;&amp;[.E17]&amp;&quot;,'&quot;&amp;[.F17]&amp;&quot;',&quot;&amp;[.G17]&amp;&quot;);&quot;" office:value-type="string" office:string-value="INSERT INTO PRODUCTO (ID, NOMBRE, DESCRIPCION, PVP, DESCUENTO, IMAGEN, CATEGORIA_ID) VALUES (20,'HP 260-P103NS Intel Core i3-6100T/4GB/1TB','Especificaciones: Procesador Intel Core i3-6100T (3,2 GHz, 3 MB de caché, 2 núcleos) Memoria RAM 4GB DDR4-2133 SDRAM (1 x 4 GB) Disco duro 1TB (7200 rpm S-ATA) Almacenamiento óptico Super Multi Dual Layer (S-ATA) Gráfica integrada Conectividad LAN 10/100/1000 Wlan 802.11 b/g/n Bluetooth 4.0 Conexiones 1 x VGA 1 x salida de auriculares 1 x entrada de micrófono 2 x USB 3.0 4 x USB 2.0 1 RJ45 1 x HDMI Lector de tarjetas Sistema operativo FreeDOS Dimensiones (Ancho x Profundidad x Altura) 493 x 398 x 24.3 mm Peso 4.4 kg Color Negro ',349, 0,'https://thumb.pccomponentes.com/w-530-530/articles/10/105719/105719.jpg',3);" calcext:value-type="string">
            <text:p>INSERT INTO PRODUCTO (ID, NOMBRE, DESCRIPCION, PVP, DESCUENTO, IMAGEN, CATEGORIA_ID) VALUES (20,'HP 260-P103NS Intel Core i3-6100T/4GB/1TB','Especificaciones: Procesador Intel Core i3-6100T (3,2 GHz, 3 MB de caché, 2 núcleos) Memoria RAM 4GB DDR4-2133 SDRAM (1 x 4 GB) Disco duro 1TB (7200 rpm S-ATA) Almacenamiento óptico Super Multi Dual Layer (S-ATA) Gráfica integrada Conectividad LAN 10/100/1000 Wlan 802.11 b/g/n Bluetooth 4.0 Conexiones 1 x VGA 1 x salida de auriculares 1 x entrada de micrófono 2 x USB 3.0 4 x USB 2.0 1 RJ45 1 x HDMI Lector de tarjetas Sistema operativo FreeDOS Dimensiones (Ancho x Profundidad x Altura) 493 x 398 x 24.3 mm Peso 4.4 kg Color Negro ',349, 0,'https://thumb.pccomponentes.com/w-530-530/articles/10/105719/105719.jpg',3);</text:p>
          </table:table-cell>
        </table:table-row>
        <table:table-row table:style-name="ro10">
          <table:table-cell office:value-type="float" office:value="21" calcext:value-type="float">
            <text:p>21</text:p>
          </table:table-cell>
          <table:table-cell office:value-type="string" calcext:value-type="string">
            <text:p>Lenovo IdeaCentre 510S-08IKL Intel Core i5-7400/8GB/1TB/GT730</text:p>
            <text:p/>
          </table:table-cell>
          <table:table-cell office:value-type="string" calcext:value-type="string">
            <text:p>Especificaciones Lenovo IdeaCentre 510S-08IKL: Procesador Intel Core i5-7400 (3Ghz, 6 MB, 4 Núcleos) Memoria 8GB DDR4-SDRAM 2400MHz Disco duro HDD 1 TB 7200 RPM Almacenamiento ópticoMulti Burner DVD Tarjeta gráfica Nvidia GT 730 2GB Conectividad LAN 10/100/1000 Wifi 802.11 ac Bluetooth 4.0 Conexiones 4 x USB 2.0 4 x USB 3.0 1 x VGA 1 x HDMI 1 x RJ45 1 x Headphone/Lineout 1 x Mic-in Sistema operativo Microsoft Windows 10 Home 64 Dimensiones 297 mm (D) X 344 (H) mm X 90mm (W) Peso 5.2Kg Color Negro/Plata</text:p>
          </table:table-cell>
          <table:table-cell office:value-type="string" calcext:value-type="string">
            <text:p>605.59</text:p>
          </table:table-cell>
          <table:table-cell office:value-type="float" office:value="0" calcext:value-type="float">
            <text:p>0</text:p>
          </table:table-cell>
          <table:table-cell office:value-type="string" calcext:value-type="string">
            <text:p>https://thumb.pccomponentes.com/w-530-530/articles/14/142161/1299080.jpg</text:p>
          </table:table-cell>
          <table:table-cell office:value-type="float" office:value="3" calcext:value-type="float">
            <text:p>3</text:p>
          </table:table-cell>
          <table:table-cell/>
          <table:table-cell table:formula="of:=&quot;INSERT INTO PRODUCTO (ID, NOMBRE, DESCRIPCION, PVP, DESCUENTO, IMAGEN, CATEGORIA_ID) VALUES (&quot;&amp;[.A18]&amp;&quot;,'&quot;&amp;[.B18]&amp;&quot;','&quot;&amp;[.C18]&amp;&quot;',&quot;&amp;[.D18]&amp;&quot;, &quot;&amp;[.E18]&amp;&quot;,'&quot;&amp;[.F18]&amp;&quot;',&quot;&amp;[.G18]&amp;&quot;);&quot;" office:value-type="string" office:string-value="INSERT INTO PRODUCTO (ID, NOMBRE, DESCRIPCION, PVP, DESCUENTO, IMAGEN, CATEGORIA_ID) VALUES (21,'Lenovo IdeaCentre 510S-08IKL Intel Core i5-7400/8GB/1TB/GT730&#10;','Especificaciones Lenovo IdeaCentre 510S-08IKL: Procesador Intel Core i5-7400 (3Ghz, 6 MB, 4 Núcleos) Memoria 8GB DDR4-SDRAM 2400MHz Disco duro HDD 1 TB 7200 RPM Almacenamiento ópticoMulti Burner DVD Tarjeta gráfica Nvidia GT 730 2GB Conectividad LAN 10/100/1000 Wifi 802.11 ac Bluetooth 4.0 Conexiones 4 x USB 2.0 4 x USB 3.0 1 x VGA 1 x HDMI 1 x RJ45 1 x Headphone/Lineout 1 x Mic-in Sistema operativo Microsoft Windows 10 Home 64 Dimensiones 297 mm (D) X 344 (H) mm X 90mm (W) Peso 5.2Kg Color Negro/Plata',605.59, 0,'https://thumb.pccomponentes.com/w-530-530/articles/14/142161/1299080.jpg',3);" calcext:value-type="string">
            <text:p>INSERT INTO PRODUCTO (ID, NOMBRE, DESCRIPCION, PVP, DESCUENTO, IMAGEN, CATEGORIA_ID) VALUES (21,'Lenovo IdeaCentre 510S-08IKL Intel Core i5-7400/8GB/1TB/GT730</text:p>
            <text:p>','Especificaciones Lenovo IdeaCentre 510S-08IKL: Procesador Intel Core i5-7400 (3Ghz, 6 MB, 4 Núcleos) Memoria 8GB DDR4-SDRAM 2400MHz Disco duro HDD 1 TB 7200 RPM Almacenamiento ópticoMulti Burner DVD Tarjeta gráfica Nvidia GT 730 2GB Conectividad LAN 10/100/1000 Wifi 802.11 ac Bluetooth 4.0 Conexiones 4 x USB 2.0 4 x USB 3.0 1 x VGA 1 x HDMI 1 x RJ45 1 x Headphone/Lineout 1 x Mic-in Sistema operativo Microsoft Windows 10 Home 64 Dimensiones 297 mm (D) X 344 (H) mm X 90mm (W) Peso 5.2Kg Color Negro/Plata',605.59, 0,'https://thumb.pccomponentes.com/w-530-530/articles/14/142161/1299080.jpg',3);</text:p>
          </table:table-cell>
        </table:table-row>
        <table:table-row table:style-name="ro1">
          <table:table-cell office:value-type="float" office:value="22" calcext:value-type="float">
            <text:p>22</text:p>
          </table:table-cell>
          <table:table-cell office:value-type="string" calcext:value-type="string">
            <text:p>HP OMEN 880-038ns Intel Core i7-7700/12GB/1TB+128GB SSD/GTX 1060</text:p>
          </table:table-cell>
          <table:table-cell office:value-type="string" calcext:value-type="string">
            <text:p>Pasar de un ser un jugador mediocre a uno legendario exige potencia que no requiere refuerzos. El PC de sobremesa HP OMEN 880-038NS posee un diseño de vanguardia, el hardware más reciente del sector y se actualiza con facilidad para aplastar los últimos títulos y darte el rendimiento de primera que la competición te exige. <text:s text:c="2"/>Mantener el objetivo exige una fuerza implacable. Por eso el equipo de escritorio HP OMEN 880-038NS puede manejar tarjetas gráficas NVIDIA y el último procesador Intel para que puedas enviar a tus rivales al punto de partida. <text:s/>Las aberturas de ventilación en todo el perímetro y los dos ventiladores de 120 mm garantizan que, cuando estés en plena batalla, tu ordenador de sobremesa no se convertiran en el núcleo de un magma. Completa lo anterior con un diseño similar a una máquina y el asa de transporte lista para usar y estará listo. <text:s/>Subir los marcadores exige una máquina que te pueda acompañar en la hazaña. El equipo de sobremesa OMEN está pensado para aumentar la capacidad de actualización con una puerta libre de herramientas que agiliza el <text:s/>acceso y mantenimiento.</text:p>
          </table:table-cell>
          <table:table-cell office:value-type="float" office:value="1299" calcext:value-type="float">
            <text:p>1299</text:p>
          </table:table-cell>
          <table:table-cell office:value-type="float" office:value="0" calcext:value-type="float">
            <text:p>0</text:p>
          </table:table-cell>
          <table:table-cell office:value-type="string" calcext:value-type="string">
            <text:p>https://thumb.pccomponentes.com/w-530-530/articles/16/165918/1.jpg</text:p>
          </table:table-cell>
          <table:table-cell office:value-type="float" office:value="3" calcext:value-type="float">
            <text:p>3</text:p>
          </table:table-cell>
          <table:table-cell/>
          <table:table-cell table:formula="of:=&quot;INSERT INTO PRODUCTO (ID, NOMBRE, DESCRIPCION, PVP, DESCUENTO, IMAGEN, CATEGORIA_ID) VALUES (&quot;&amp;[.A19]&amp;&quot;,'&quot;&amp;[.B19]&amp;&quot;','&quot;&amp;[.C19]&amp;&quot;',&quot;&amp;[.D19]&amp;&quot;, &quot;&amp;[.E19]&amp;&quot;,'&quot;&amp;[.F19]&amp;&quot;',&quot;&amp;[.G19]&amp;&quot;);&quot;" office:value-type="string" office:string-value="INSERT INTO PRODUCTO (ID, NOMBRE, DESCRIPCION, PVP, DESCUENTO, IMAGEN, CATEGORIA_ID) VALUES (22,'HP OMEN 880-038ns Intel Core i7-7700/12GB/1TB+128GB SSD/GTX 1060','Pasar de un ser un jugador mediocre a uno legendario exige potencia que no requiere refuerzos. El PC de sobremesa HP OMEN 880-038NS posee un diseño de vanguardia, el hardware más reciente del sector y se actualiza con facilidad para aplastar los últimos títulos y darte el rendimiento de primera que la competición te exige.   Mantener el objetivo exige una fuerza implacable. Por eso el equipo de escritorio HP OMEN 880-038NS puede manejar tarjetas gráficas NVIDIA y el último procesador Intel para que puedas enviar a tus rivales al punto de partida.  Las aberturas de ventilación en todo el perímetro y los dos ventiladores de 120 mm garantizan que, cuando estés en plena batalla, tu ordenador de sobremesa no se convertiran en el núcleo de un magma. Completa lo anterior con un diseño similar a una máquina y el asa de transporte lista para usar y estará listo.  Subir los marcadores exige una máquina que te pueda acompañar en la hazaña. El equipo de sobremesa OMEN está pensado para aumentar la capacidad de actualización con una puerta libre de herramientas que agiliza el  acceso y mantenimiento.',1299, 0,'https://thumb.pccomponentes.com/w-530-530/articles/16/165918/1.jpg',3);" calcext:value-type="string">
            <text:p>INSERT INTO PRODUCTO (ID, NOMBRE, DESCRIPCION, PVP, DESCUENTO, IMAGEN, CATEGORIA_ID) VALUES (22,'HP OMEN 880-038ns Intel Core i7-7700/12GB/1TB+128GB SSD/GTX 1060','Pasar de un ser un jugador mediocre a uno legendario exige potencia que no requiere refuerzos. El PC de sobremesa HP OMEN 880-038NS posee un diseño de vanguardia, el hardware más reciente del sector y se actualiza con facilidad para aplastar los últimos títulos y darte el rendimiento de primera que la competición te exige. <text:s text:c="2"/>Mantener el objetivo exige una fuerza implacable. Por eso el equipo de escritorio HP OMEN 880-038NS puede manejar tarjetas gráficas NVIDIA y el último procesador Intel para que puedas enviar a tus rivales al punto de partida. <text:s/>Las aberturas de ventilación en todo el perímetro y los dos ventiladores de 120 mm garantizan que, cuando estés en plena batalla, tu ordenador de sobremesa no se convertiran en el núcleo de un magma. Completa lo anterior con un diseño similar a una máquina y el asa de transporte lista para usar y estará listo. <text:s/>Subir los marcadores exige una máquina que te pueda acompañar en la hazaña. El equipo de sobremesa OMEN está pensado para aumentar la capacidad de actualización con una puerta libre de herramientas que agiliza el <text:s/>acceso y mantenimiento.',1299, 0,'https://thumb.pccomponentes.com/w-530-530/articles/16/165918/1.jpg',3);</text:p>
          </table:table-cell>
        </table:table-row>
        <table:table-row table:style-name="ro1">
          <table:table-cell office:value-type="float" office:value="23" calcext:value-type="float">
            <text:p>23</text:p>
          </table:table-cell>
          <table:table-cell office:value-type="string" calcext:value-type="string">
            <text:p>Lenovo Legion Y520T-25ICZ Intel Core i5-8400/8GB/1TB/GTX1050Ti</text:p>
          </table:table-cell>
          <table:table-cell office:value-type="string" calcext:value-type="string">
            <text:p>Procesador Intel Core i5-8400 (2.8GHz- 4GHz, 6 núcleos, 9MB) Memoria RAM 8GB DDR4 2400Mhz 2 slots (Max 16GB) Disco duro 1TB 7200 rpm SATA3 Almacenamiento óptico DVD RAMBO Controlador gráfico nVidia GeForce GTX 1050 Ti 4GB DDR5 Conectividad Ethernet 10/100/1000M Wireless and Bluetooth Killer 802.11b/g/n/ac Bluetooth: 4.0 (Only with Wifi card) Conexiones 2x USB 2.0 4x USB 3.0 1x DVI 1x HDMI 1x DisplayPort 1x RJ45 1x PCIe 16x Ratón y teclado Sistema operativo FREEDOS Dimensiones 182mm (W) * 402.4mm (H) * 467.8mm (D) Peso 8.71Kg Color Negro</text:p>
          </table:table-cell>
          <table:table-cell office:value-type="string" calcext:value-type="string">
            <text:p>805.59</text:p>
          </table:table-cell>
          <table:table-cell office:value-type="float" office:value="0" calcext:value-type="float">
            <text:p>0</text:p>
          </table:table-cell>
          <table:table-cell office:value-type="string" calcext:value-type="string">
            <text:p>https://img.pccomponentes.com/articles/16/162504/1.jpg</text:p>
          </table:table-cell>
          <table:table-cell office:value-type="float" office:value="3" calcext:value-type="float">
            <text:p>3</text:p>
          </table:table-cell>
          <table:table-cell/>
          <table:table-cell table:formula="of:=&quot;INSERT INTO PRODUCTO (ID, NOMBRE, DESCRIPCION, PVP, DESCUENTO, IMAGEN, CATEGORIA_ID) VALUES (&quot;&amp;[.A20]&amp;&quot;,'&quot;&amp;[.B20]&amp;&quot;','&quot;&amp;[.C20]&amp;&quot;',&quot;&amp;[.D20]&amp;&quot;, &quot;&amp;[.E20]&amp;&quot;,'&quot;&amp;[.F20]&amp;&quot;',&quot;&amp;[.G20]&amp;&quot;);&quot;" office:value-type="string" office:string-value="INSERT INTO PRODUCTO (ID, NOMBRE, DESCRIPCION, PVP, DESCUENTO, IMAGEN, CATEGORIA_ID) VALUES (23,'Lenovo Legion Y520T-25ICZ Intel Core i5-8400/8GB/1TB/GTX1050Ti','Procesador Intel Core i5-8400 (2.8GHz- 4GHz, 6 núcleos, 9MB) Memoria RAM 8GB DDR4 2400Mhz 2 slots (Max 16GB) Disco duro 1TB 7200 rpm SATA3 Almacenamiento óptico DVD RAMBO Controlador gráfico nVidia GeForce GTX 1050 Ti 4GB DDR5 Conectividad Ethernet 10/100/1000M Wireless and Bluetooth Killer 802.11b/g/n/ac Bluetooth: 4.0 (Only with Wifi card) Conexiones 2x USB 2.0 4x USB 3.0 1x DVI 1x HDMI 1x DisplayPort 1x RJ45 1x PCIe 16x Ratón y teclado Sistema operativo FREEDOS Dimensiones 182mm (W) * 402.4mm (H) * 467.8mm (D) Peso 8.71Kg Color Negro',805.59, 0,'https://img.pccomponentes.com/articles/16/162504/1.jpg',3);" calcext:value-type="string">
            <text:p>INSERT INTO PRODUCTO (ID, NOMBRE, DESCRIPCION, PVP, DESCUENTO, IMAGEN, CATEGORIA_ID) VALUES (23,'Lenovo Legion Y520T-25ICZ Intel Core i5-8400/8GB/1TB/GTX1050Ti','Procesador Intel Core i5-8400 (2.8GHz- 4GHz, 6 núcleos, 9MB) Memoria RAM 8GB DDR4 2400Mhz 2 slots (Max 16GB) Disco duro 1TB 7200 rpm SATA3 Almacenamiento óptico DVD RAMBO Controlador gráfico nVidia GeForce GTX 1050 Ti 4GB DDR5 Conectividad Ethernet 10/100/1000M Wireless and Bluetooth Killer 802.11b/g/n/ac Bluetooth: 4.0 (Only with Wifi card) Conexiones 2x USB 2.0 4x USB 3.0 1x DVI 1x HDMI 1x DisplayPort 1x RJ45 1x PCIe 16x Ratón y teclado Sistema operativo FREEDOS Dimensiones 182mm (W) * 402.4mm (H) * 467.8mm (D) Peso 8.71Kg Color Negro',805.59, 0,'https://img.pccomponentes.com/articles/16/162504/1.jpg',3);</text:p>
          </table:table-cell>
        </table:table-row>
        <table:table-row table:style-name="ro1">
          <table:table-cell office:value-type="float" office:value="24" calcext:value-type="float">
            <text:p>24</text:p>
          </table:table-cell>
          <table:table-cell office:value-type="string" calcext:value-type="string">
            <text:p>Xiaomi Redmi 5 3/32Gb Negro libre</text:p>
          </table:table-cell>
          <table:table-cell office:value-type="string" calcext:value-type="string">
            <text:p>Características: Procesador Octa Core Hasta 3GB de RAM (según modelo) Lector de tarjerta SD Cámara trasera de 12MP con sensor Omnivision OV12A10 Pantalla de 5.7" en formato 18:9 y resolución de 1440 x 720px </text:p>
          </table:table-cell>
          <table:table-cell office:value-type="float" office:value="159" calcext:value-type="float">
            <text:p>159</text:p>
          </table:table-cell>
          <table:table-cell office:value-type="float" office:value="0" calcext:value-type="float">
            <text:p>0</text:p>
          </table:table-cell>
          <table:table-cell office:value-type="string" calcext:value-type="string">
            <text:p>https://thumb.pccomponentes.com/w-530-530/articles/14/149265/thumb-114131-default-big1.jpg</text:p>
          </table:table-cell>
          <table:table-cell office:value-type="float" office:value="4" calcext:value-type="float">
            <text:p>4</text:p>
          </table:table-cell>
          <table:table-cell/>
          <table:table-cell table:formula="of:=&quot;INSERT INTO PRODUCTO (ID, NOMBRE, DESCRIPCION, PVP, DESCUENTO, IMAGEN, CATEGORIA_ID) VALUES (&quot;&amp;[.A21]&amp;&quot;,'&quot;&amp;[.B21]&amp;&quot;','&quot;&amp;[.C21]&amp;&quot;',&quot;&amp;[.D21]&amp;&quot;, &quot;&amp;[.E21]&amp;&quot;,'&quot;&amp;[.F21]&amp;&quot;',&quot;&amp;[.G21]&amp;&quot;);&quot;" office:value-type="string" office:string-value="INSERT INTO PRODUCTO (ID, NOMBRE, DESCRIPCION, PVP, DESCUENTO, IMAGEN, CATEGORIA_ID) VALUES (24,'Xiaomi Redmi 5 3/32Gb Negro libre','Características: Procesador Octa Core Hasta 3GB de RAM (según modelo) Lector de tarjerta SD Cámara trasera de 12MP con sensor Omnivision OV12A10 Pantalla de 5.7&quot; en formato 18:9 y resolución de 1440 x 720px ',159, 0,'https://thumb.pccomponentes.com/w-530-530/articles/14/149265/thumb-114131-default-big1.jpg',4);" calcext:value-type="string">
            <text:p>INSERT INTO PRODUCTO (ID, NOMBRE, DESCRIPCION, PVP, DESCUENTO, IMAGEN, CATEGORIA_ID) VALUES (24,'Xiaomi Redmi 5 3/32Gb Negro libre','Características: Procesador Octa Core Hasta 3GB de RAM (según modelo) Lector de tarjerta SD Cámara trasera de 12MP con sensor Omnivision OV12A10 Pantalla de 5.7" en formato 18:9 y resolución de 1440 x 720px ',159, 0,'https://thumb.pccomponentes.com/w-530-530/articles/14/149265/thumb-114131-default-big1.jpg',4);</text:p>
          </table:table-cell>
        </table:table-row>
        <table:table-row table:style-name="ro1">
          <table:table-cell office:value-type="float" office:value="25" calcext:value-type="float">
            <text:p>25</text:p>
          </table:table-cell>
          <table:table-cell office:value-type="string" calcext:value-type="string">
            <text:p>Xiaomi Redmi Note 5 64Gb Negro</text:p>
          </table:table-cell>
          <table:table-cell office:value-type="string" calcext:value-type="string">
            <text:p>l acelerado crecimiento de Xiaomi no deja lugar a dudas, la casa China pisa fuerte y apuesta al 5 con su presentación del nuevo Xiaomi Redmi Note 5, cuya presentación se ha llevado a cabo en pleno día de San Valentín en Nueva Delhi junto a una nueva versión, el Xiaomi Redmi Note 5 Pro. <text:s/>Xiaomi ha llegado para quedarse, tras posicionarse como la primera marca de smartphones del mercado Chino. Desde que se posicionó por delante del Galaxy S4 y el iPhone 5, Xiaomi no deja de sorprendernos con precios asequibles y buenas prestaciones. <text:s/>Ahora da un salto adelante y apuesta por la innovación de su gama Redmi Note, la gama más exitosa de la marca y su primer lanzamiento del año. Se trata del Redmi Note 5, que promete amor a primera vista.</text:p>
          </table:table-cell>
          <table:table-cell office:value-type="float" office:value="249" calcext:value-type="float">
            <text:p>249</text:p>
          </table:table-cell>
          <table:table-cell office:value-type="string" calcext:value-type="string">
            <text:p>0.05</text:p>
          </table:table-cell>
          <table:table-cell office:value-type="string" calcext:value-type="string">
            <text:p>https://thumb.pccomponentes.com/w-530-530/articles/15/158363/xiaomi-redmi-note-5-pro-black-64-gb.jpg</text:p>
          </table:table-cell>
          <table:table-cell office:value-type="float" office:value="4" calcext:value-type="float">
            <text:p>4</text:p>
          </table:table-cell>
          <table:table-cell/>
          <table:table-cell table:formula="of:=&quot;INSERT INTO PRODUCTO (ID, NOMBRE, DESCRIPCION, PVP, DESCUENTO, IMAGEN, CATEGORIA_ID) VALUES (&quot;&amp;[.A22]&amp;&quot;,'&quot;&amp;[.B22]&amp;&quot;','&quot;&amp;[.C22]&amp;&quot;',&quot;&amp;[.D22]&amp;&quot;, &quot;&amp;[.E22]&amp;&quot;,'&quot;&amp;[.F22]&amp;&quot;',&quot;&amp;[.G22]&amp;&quot;);&quot;" office:value-type="string" office:string-value="INSERT INTO PRODUCTO (ID, NOMBRE, DESCRIPCION, PVP, DESCUENTO, IMAGEN, CATEGORIA_ID) VALUES (25,'Xiaomi Redmi Note 5 64Gb Negro','l acelerado crecimiento de Xiaomi no deja lugar a dudas, la casa China pisa fuerte y apuesta al 5 con su presentación del nuevo Xiaomi Redmi Note 5, cuya presentación se ha llevado a cabo en pleno día de San Valentín en Nueva Delhi junto a una nueva versión, el Xiaomi Redmi Note 5 Pro.  Xiaomi ha llegado para quedarse, tras posicionarse como la primera marca de smartphones del mercado Chino. Desde que se posicionó por delante del Galaxy S4 y el iPhone 5, Xiaomi no deja de sorprendernos con precios asequibles y buenas prestaciones.  Ahora da un salto adelante y apuesta por la innovación de su gama Redmi Note, la gama más exitosa de la marca y su primer lanzamiento del año. Se trata del Redmi Note 5, que promete amor a primera vista.',249, 0.05,'https://thumb.pccomponentes.com/w-530-530/articles/15/158363/xiaomi-redmi-note-5-pro-black-64-gb.jpg',4);" calcext:value-type="string">
            <text:p>INSERT INTO PRODUCTO (ID, NOMBRE, DESCRIPCION, PVP, DESCUENTO, IMAGEN, CATEGORIA_ID) VALUES (25,'Xiaomi Redmi Note 5 64Gb Negro','l acelerado crecimiento de Xiaomi no deja lugar a dudas, la casa China pisa fuerte y apuesta al 5 con su presentación del nuevo Xiaomi Redmi Note 5, cuya presentación se ha llevado a cabo en pleno día de San Valentín en Nueva Delhi junto a una nueva versión, el Xiaomi Redmi Note 5 Pro. <text:s/>Xiaomi ha llegado para quedarse, tras posicionarse como la primera marca de smartphones del mercado Chino. Desde que se posicionó por delante del Galaxy S4 y el iPhone 5, Xiaomi no deja de sorprendernos con precios asequibles y buenas prestaciones. <text:s/>Ahora da un salto adelante y apuesta por la innovación de su gama Redmi Note, la gama más exitosa de la marca y su primer lanzamiento del año. Se trata del Redmi Note 5, que promete amor a primera vista.',249, 0.05,'https://thumb.pccomponentes.com/w-530-530/articles/15/158363/xiaomi-redmi-note-5-pro-black-64-gb.jpg',4);</text:p>
          </table:table-cell>
        </table:table-row>
        <table:table-row table:style-name="ro1">
          <table:table-cell office:value-type="float" office:value="26" calcext:value-type="float">
            <text:p>26</text:p>
          </table:table-cell>
          <table:table-cell office:value-type="string" calcext:value-type="string">
            <text:p>Samsung Galaxy J7 2017 Negro Libre</text:p>
          </table:table-cell>
          <table:table-cell office:value-type="string" calcext:value-type="string">
            <text:p>La mezcla perfecta de estilo y funcionalidad. Diseñado con la máxima atención al detalle, el nuevo Samsung Galaxy J7 2017 tiene un acabado metálico totalmente uniforme y sin protuberancias para ofrecerte el mejor agarre, así como un cristal 2.5D con el que proteger su pantalla Full HD de 5,5” Super AMOLED. <text:s/>Con su cámara trasera de 13 megapíxeles y F/1.7 conseguirás fotografías realmente nítidas incluso en situaciones de poca luz, mientras que su sencilla interfaz permite controlar la cámara con una sola mano gracias a su botón de disparo en movimiento. <text:s/>Con Samsung Galaxy J7 2017 conseguirás selfies brillantes y nítidos siempre, incluso con poca luz, gracias a su LED frontal y la función de flash selfie. Además podrás controlar el botón de disparo con un simple gesto de tu mano. <text:s/>Disfruta de un rendimiento perfecto. Con sus 3 GB de RAM y su almacenamiento interno de 16GB, ampliables hasta 256 GB mediante tarjeta microSD, Samsung Galaxy J7 2017 te ofrece toda la velocidad que necesitas para realizar cualquier tarea en tiempo récord. <text:s/>Samung Galaxy J7 2017 cuenta con sensor de huellas dactilares para asegurar al máximo tu privacidad. Utiliza este método para desbloquear tu teléfono, firmar documentos digitales y verificar tus cuentas online. También cuenta con una opción inteligente para ahorrar batería y tiempo. Además, su pantalla Always On te permite ver la hora, el calendario y las notificaciones de un vistazo sin necesidad de desbloquear tu smarpthone. <text:s/></text:p>
          </table:table-cell>
          <table:table-cell office:value-type="float" office:value="209" calcext:value-type="float">
            <text:p>209</text:p>
          </table:table-cell>
          <table:table-cell office:value-type="float" office:value="0" calcext:value-type="float">
            <text:p>0</text:p>
          </table:table-cell>
          <table:table-cell office:value-type="string" calcext:value-type="string">
            <text:p>https://thumb.pccomponentes.com/w-530-530/articles/13/133358/f1.jpg</text:p>
          </table:table-cell>
          <table:table-cell office:value-type="float" office:value="4" calcext:value-type="float">
            <text:p>4</text:p>
          </table:table-cell>
          <table:table-cell/>
          <table:table-cell table:formula="of:=&quot;INSERT INTO PRODUCTO (ID, NOMBRE, DESCRIPCION, PVP, DESCUENTO, IMAGEN, CATEGORIA_ID) VALUES (&quot;&amp;[.A23]&amp;&quot;,'&quot;&amp;[.B23]&amp;&quot;','&quot;&amp;[.C23]&amp;&quot;',&quot;&amp;[.D23]&amp;&quot;, &quot;&amp;[.E23]&amp;&quot;,'&quot;&amp;[.F23]&amp;&quot;',&quot;&amp;[.G23]&amp;&quot;);&quot;" office:value-type="string" office:string-value="INSERT INTO PRODUCTO (ID, NOMBRE, DESCRIPCION, PVP, DESCUENTO, IMAGEN, CATEGORIA_ID) VALUES (26,'Samsung Galaxy J7 2017 Negro Libre','La mezcla perfecta de estilo y funcionalidad. Diseñado con la máxima atención al detalle, el nuevo Samsung Galaxy J7 2017 tiene un acabado metálico totalmente uniforme y sin protuberancias para ofrecerte el mejor agarre, así como un cristal 2.5D con el que proteger su pantalla Full HD de 5,5” Super AMOLED.  Con su cámara trasera de 13 megapíxeles y F/1.7 conseguirás fotografías realmente nítidas incluso en situaciones de poca luz, mientras que su sencilla interfaz permite controlar la cámara con una sola mano gracias a su botón de disparo en movimiento.  Con Samsung Galaxy J7 2017 conseguirás selfies brillantes y nítidos siempre, incluso con poca luz, gracias a su LED frontal y la función de flash selfie. Además podrás controlar el botón de disparo con un simple gesto de tu mano.  Disfruta de un rendimiento perfecto. Con sus 3 GB de RAM y su almacenamiento interno de 16GB, ampliables hasta 256 GB mediante tarjeta microSD, Samsung Galaxy J7 2017 te ofrece toda la velocidad que necesitas para realizar cualquier tarea en tiempo récord.  Samung Galaxy J7 2017 cuenta con sensor de huellas dactilares para asegurar al máximo tu privacidad. Utiliza este método para desbloquear tu teléfono, firmar documentos digitales y verificar tus cuentas online. También cuenta con una opción inteligente para ahorrar batería y tiempo. Además, su pantalla Always On te permite ver la hora, el calendario y las notificaciones de un vistazo sin necesidad de desbloquear tu smarpthone.  ',209, 0,'https://thumb.pccomponentes.com/w-530-530/articles/13/133358/f1.jpg',4);" calcext:value-type="string">
            <text:p>INSERT INTO PRODUCTO (ID, NOMBRE, DESCRIPCION, PVP, DESCUENTO, IMAGEN, CATEGORIA_ID) VALUES (26,'Samsung Galaxy J7 2017 Negro Libre','La mezcla perfecta de estilo y funcionalidad. Diseñado con la máxima atención al detalle, el nuevo Samsung Galaxy J7 2017 tiene un acabado metálico totalmente uniforme y sin protuberancias para ofrecerte el mejor agarre, así como un cristal 2.5D con el que proteger su pantalla Full HD de 5,5” Super AMOLED. <text:s/>Con su cámara trasera de 13 megapíxeles y F/1.7 conseguirás fotografías realmente nítidas incluso en situaciones de poca luz, mientras que su sencilla interfaz permite controlar la cámara con una sola mano gracias a su botón de disparo en movimiento. <text:s/>Con Samsung Galaxy J7 2017 conseguirás selfies brillantes y nítidos siempre, incluso con poca luz, gracias a su LED frontal y la función de flash selfie. Además podrás controlar el botón de disparo con un simple gesto de tu mano. <text:s/>Disfruta de un rendimiento perfecto. Con sus 3 GB de RAM y su almacenamiento interno de 16GB, ampliables hasta 256 GB mediante tarjeta microSD, Samsung Galaxy J7 2017 te ofrece toda la velocidad que necesitas para realizar cualquier tarea en tiempo récord. <text:s/>Samung Galaxy J7 2017 cuenta con sensor de huellas dactilares para asegurar al máximo tu privacidad. Utiliza este método para desbloquear tu teléfono, firmar documentos digitales y verificar tus cuentas online. También cuenta con una opción inteligente para ahorrar batería y tiempo. Además, su pantalla Always On te permite ver la hora, el calendario y las notificaciones de un vistazo sin necesidad de desbloquear tu smarpthone. <text:s/>',209, 0,'https://thumb.pccomponentes.com/w-530-530/articles/13/133358/f1.jpg',4);</text:p>
          </table:table-cell>
        </table:table-row>
        <table:table-row table:style-name="ro1">
          <table:table-cell office:value-type="float" office:value="27" calcext:value-type="float">
            <text:p>27</text:p>
          </table:table-cell>
          <table:table-cell office:value-type="string" calcext:value-type="string">
            <text:p>Apple iPhone X 64GB Gris Espacial Libre</text:p>
          </table:table-cell>
          <table:table-cell office:value-type="string" calcext:value-type="string">
            <text:p>Características: Todo Pantalla Pantalla Super Retina El iPhone X es sinónimo de pantalla. Cuando lo tengas en la mano, la nueva Super Retina de 5,8 pulgadas será la protagonista absoluta. Tecnología innovadora Hemos usado nuevas técnicas para ampliar la pantalla hasta los extremos. Su diseño diáfano se ajusta a los bordes redondeados con gran precisión. OLED diseñado para el iPhone X La primera pantalla OLED que está a la altura de las exigencias del iPhone, con colores deslumbrantes, negros auténticos, un brillo espectacular y un contraste de 1.000.000:1. Cámara TrueDepth En un espacio mínimo cabe la tecnología más sofisticada que puedas imaginar, incluidas las cámaras y los sensores que utiliza Face ID. Nuevo diseño El vidrio más resistente jamás usado en un smartphone, tanto en la pantalla como en la parte posterior. Acero inoxidable de calidad quirúrgica. Carga inalámbrica. Y resistencia al agua y al polvo. Gestos naturales Navega de forma intuitiva con los gestos que ya conoces. Y olvídate del botón: con deslizar el dedo, vuelves a la pantalla de inicio desde donde estés. Autenticación segura Ahora tu contraseña es tu cara. Face ID es una nueva forma de desbloquear el iPhone, identificarte y pagar con total seguridad. Mapeo facial Face ID se sirve de la cámara TrueDepth para proyectar y analizar más de 30.000 puntos invisibles y así crear un mapa de profundidad detallado de tu cara. Configúralo, es pan comido. Apple Pay Face ID es tan seguro que puedes usarlo con Apple Pay. Una sola mirada y ya has pagado. Cámara frontal. Enfocada al futuro. Selfies con el modo Retrato Hazte selfies con un primer plano supernítido y fondos perfectamente difuminados. A ver esa sonrisa. Iluminación de Retratos La nueva Iluminación de Retratos consigue efectos de luz con calidad profesional. Animoji La cámara TrueDepth analiza más de 50 movimientos musculares para reflejar tus expresiones en 12 divertidos Animoji. Saca el alien que llevas dentro. O el cerdito. O el robot. Cámara dual de 12 Mpx El arte de la fotografía. Simplificado. Cámaras mejoradas Sensor de 12 Mpx más grande y rápido. Nuevo filtro de color. Píxeles más profundos. Cámara con teleobjetivo y estabilización óptica de imagen. Ojo ahí. Iluminación de Retratos Las cámaras con detección de profundidad y el mapeo facial ultrapreciso consiguen efectos de iluminación de estudio. Doble OIS Dos cámaras traseras con estabili­zación óptica de imagen (OIS) y objetivos rápidos para hacer fotos y vídeos impresionantes. Aunque haya poca luz Zoom óptico El gran angular y el teleobjetivo del iPhone X tienen un zoom óptico y otro digital de hasta x10 para fotos y x6 para vídeos. Acércate más. Y más. A11 Bionic Super­inteligencia. Motor neuronal Presentamos el A11 Bionic, el chip más inteligente y con más potencia de todos los smartphones. Su motor neuronal es capaz de realizar hasta 600.000 millones de operaciones por segundo. CPU más rápida Los cuatro núcleos de eficiencia de la nueva CPU son hasta un 70 % más rápidos que en el chip A10 Fusion. Y los dos núcleos de rendimiento son hasta un 25 % más veloces. Brutal. Reconocimiento adaptativo El aprendizaje automático permite a Face ID adaptarse a tus cambios de aspecto conforme pasa el tiempo. Potencia eficiente El controlador de rendimiento de segunda generación y el diseño a medida de la batería te dan hasta dos horas más de autonomía entre cargas respecto al iPhone 7.5 GPU diseñada por Apple La nueva GPU de tres núcleos desarrollada por Apple es hasta un 30 % más rápida que la del chip A10 Fusion. Realidad aumentada El chip A11 Bionic te permite disfrutar de increíbles apps y juegos de realidad aumentada. Acuérdate de pestañear Carga inalámbrica Carga inalámbrica para un mundo sin cables. Carga inalámbrica Adiós a la carga con cable. El iPhone X ha nacido para un futuro inalámbrico. Un mundo sin cables Un iPhone compatible con las estaciones y bases de carga inalámbrica de hoteles, cafeterías y aeropuertos de todo el mundo.</text:p>
          </table:table-cell>
          <table:table-cell office:value-type="float" office:value="1099" calcext:value-type="float">
            <text:p>1099</text:p>
          </table:table-cell>
          <table:table-cell office:value-type="float" office:value="0" calcext:value-type="float">
            <text:p>0</text:p>
          </table:table-cell>
          <table:table-cell office:value-type="string" calcext:value-type="string">
            <text:p>https://thumb.pccomponentes.com/w-530-530/articles/14/140778/iphone-x-gray-select-2017-av1.jpg</text:p>
          </table:table-cell>
          <table:table-cell office:value-type="float" office:value="4" calcext:value-type="float">
            <text:p>4</text:p>
          </table:table-cell>
          <table:table-cell/>
          <table:table-cell table:formula="of:=&quot;INSERT INTO PRODUCTO (ID, NOMBRE, DESCRIPCION, PVP, DESCUENTO, IMAGEN, CATEGORIA_ID) VALUES (&quot;&amp;[.A24]&amp;&quot;,'&quot;&amp;[.B24]&amp;&quot;','&quot;&amp;[.C24]&amp;&quot;',&quot;&amp;[.D24]&amp;&quot;, &quot;&amp;[.E24]&amp;&quot;,'&quot;&amp;[.F24]&amp;&quot;',&quot;&amp;[.G24]&amp;&quot;);&quot;" office:value-type="string" office:string-value="INSERT INTO PRODUCTO (ID, NOMBRE, DESCRIPCION, PVP, DESCUENTO, IMAGEN, CATEGORIA_ID) VALUES (27,'Apple iPhone X 64GB Gris Espacial Libre','Características: Todo Pantalla Pantalla Super Retina El iPhone X es sinónimo de pantalla. Cuando lo tengas en la mano, la nueva Super Retina de 5,8 pulgadas será la protagonista absoluta. Tecnología innovadora Hemos usado nuevas técnicas para ampliar la pantalla hasta los extremos. Su diseño diáfano se ajusta a los bordes redondeados con gran precisión. OLED diseñado para el iPhone X La primera pantalla OLED que está a la altura de las exigencias del iPhone, con colores deslumbrantes, negros auténticos, un brillo espectacular y un contraste de 1.000.000:1. Cámara TrueDepth En un espacio mínimo cabe la tecnología más sofisticada que puedas imaginar, incluidas las cámaras y los sensores que utiliza Face ID. Nuevo diseño El vidrio más resistente jamás usado en un smartphone, tanto en la pantalla como en la parte posterior. Acero inoxidable de calidad quirúrgica. Carga inalámbrica. Y resistencia al agua y al polvo. Gestos naturales Navega de forma intuitiva con los gestos que ya conoces. Y olvídate del botón: con deslizar el dedo, vuelves a la pantalla de inicio desde donde estés. Autenticación segura Ahora tu contraseña es tu cara. Face ID es una nueva forma de desbloquear el iPhone, identificarte y pagar con total seguridad. Mapeo facial Face ID se sirve de la cámara TrueDepth para proyectar y analizar más de 30.000 puntos invisibles y así crear un mapa de profundidad detallado de tu cara. Configúralo, es pan comido. Apple Pay Face ID es tan seguro que puedes usarlo con Apple Pay. Una sola mirada y ya has pagado. Cámara frontal. Enfocada al futuro. Selfies con el modo Retrato Hazte selfies con un primer plano supernítido y fondos perfectamente difuminados. A ver esa sonrisa. Iluminación de Retratos La nueva Iluminación de Retratos consigue efectos de luz con calidad profesional. Animoji La cámara TrueDepth analiza más de 50 movimientos musculares para reflejar tus expresiones en 12 divertidos Animoji. Saca el alien que llevas dentro. O el cerdito. O el robot. Cámara dual de 12 Mpx El arte de la fotografía. Simplificado. Cámaras mejoradas Sensor de 12 Mpx más grande y rápido. Nuevo filtro de color. Píxeles más profundos. Cámara con teleobjetivo y estabilización óptica de imagen. Ojo ahí. Iluminación de Retratos Las cámaras con detección de profundidad y el mapeo facial ultrapreciso consiguen efectos de iluminación de estudio. Doble OIS Dos cámaras traseras con estabili­zación óptica de imagen (OIS) y objetivos rápidos para hacer fotos y vídeos impresionantes. Aunque haya poca luz Zoom óptico El gran angular y el teleobjetivo del iPhone X tienen un zoom óptico y otro digital de hasta x10 para fotos y x6 para vídeos. Acércate más. Y más. A11 Bionic Super­inteligencia. Motor neuronal Presentamos el A11 Bionic, el chip más inteligente y con más potencia de todos los smartphones. Su motor neuronal es capaz de realizar hasta 600.000 millones de operaciones por segundo. CPU más rápida Los cuatro núcleos de eficiencia de la nueva CPU son hasta un 70 % más rápidos que en el chip A10 Fusion. Y los dos núcleos de rendimiento son hasta un 25 % más veloces. Brutal. Reconocimiento adaptativo El aprendizaje automático permite a Face ID adaptarse a tus cambios de aspecto conforme pasa el tiempo. Potencia eficiente El controlador de rendimiento de segunda generación y el diseño a medida de la batería te dan hasta dos horas más de autonomía entre cargas respecto al iPhone 7.5 GPU diseñada por Apple La nueva GPU de tres núcleos desarrollada por Apple es hasta un 30 % más rápida que la del chip A10 Fusion. Realidad aumentada El chip A11 Bionic te permite disfrutar de increíbles apps y juegos de realidad aumentada. Acuérdate de pestañear Carga inalámbrica Carga inalámbrica para un mundo sin cables. Carga inalámbrica Adiós a la carga con cable. El iPhone X ha nacido para un futuro inalámbrico. Un mundo sin cables Un iPhone compatible con las estaciones y bases de carga inalámbrica de hoteles, cafeterías y aeropuertos de todo el mundo.',1099, 0,'https://thumb.pccomponentes.com/w-530-530/articles/14/140778/iphone-x-gray-select-2017-av1.jpg',4);" calcext:value-type="string">
            <text:p>INSERT INTO PRODUCTO (ID, NOMBRE, DESCRIPCION, PVP, DESCUENTO, IMAGEN, CATEGORIA_ID) VALUES (27,'Apple iPhone X 64GB Gris Espacial Libre','Características: Todo Pantalla Pantalla Super Retina El iPhone X es sinónimo de pantalla. Cuando lo tengas en la mano, la nueva Super Retina de 5,8 pulgadas será la protagonista absoluta. Tecnología innovadora Hemos usado nuevas técnicas para ampliar la pantalla hasta los extremos. Su diseño diáfano se ajusta a los bordes redondeados con gran precisión. OLED diseñado para el iPhone X La primera pantalla OLED que está a la altura de las exigencias del iPhone, con colores deslumbrantes, negros auténticos, un brillo espectacular y un contraste de 1.000.000:1. Cámara TrueDepth En un espacio mínimo cabe la tecnología más sofisticada que puedas imaginar, incluidas las cámaras y los sensores que utiliza Face ID. Nuevo diseño El vidrio más resistente jamás usado en un smartphone, tanto en la pantalla como en la parte posterior. Acero inoxidable de calidad quirúrgica. Carga inalámbrica. Y resistencia al agua y al polvo. Gestos naturales Navega de forma intuitiva con los gestos que ya conoces. Y olvídate del botón: con deslizar el dedo, vuelves a la pantalla de inicio desde donde estés. Autenticación segura Ahora tu contraseña es tu cara. Face ID es una nueva forma de desbloquear el iPhone, identificarte y pagar con total seguridad. Mapeo facial Face ID se sirve de la cámara TrueDepth para proyectar y analizar más de 30.000 puntos invisibles y así crear un mapa de profundidad detallado de tu cara. Configúralo, es pan comido. Apple Pay Face ID es tan seguro que puedes usarlo con Apple Pay. Una sola mirada y ya has pagado. Cámara frontal. Enfocada al futuro. Selfies con el modo Retrato Hazte selfies con un primer plano supernítido y fondos perfectamente difuminados. A ver esa sonrisa. Iluminación de Retratos La nueva Iluminación de Retratos consigue efectos de luz con calidad profesional. Animoji La cámara TrueDepth analiza más de 50 movimientos musculares para reflejar tus expresiones en 12 divertidos Animoji. Saca el alien que llevas dentro. O el cerdito. O el robot. Cámara dual de 12 Mpx El arte de la fotografía. Simplificado. Cámaras mejoradas Sensor de 12 Mpx más grande y rápido. Nuevo filtro de color. Píxeles más profundos. Cámara con teleobjetivo y estabilización óptica de imagen. Ojo ahí. Iluminación de Retratos Las cámaras con detección de profundidad y el mapeo facial ultrapreciso consiguen efectos de iluminación de estudio. Doble OIS Dos cámaras traseras con estabili­zación óptica de imagen (OIS) y objetivos rápidos para hacer fotos y vídeos impresionantes. Aunque haya poca luz Zoom óptico El gran angular y el teleobjetivo del iPhone X tienen un zoom óptico y otro digital de hasta x10 para fotos y x6 para vídeos. Acércate más. Y más. A11 Bionic Super­inteligencia. Motor neuronal Presentamos el A11 Bionic, el chip más inteligente y con más potencia de todos los smartphones. Su motor neuronal es capaz de realizar hasta 600.000 millones de operaciones por segundo. CPU más rápida Los cuatro núcleos de eficiencia de la nueva CPU son hasta un 70 % más rápidos que en el chip A10 Fusion. Y los dos núcleos de rendimiento son hasta un 25 % más veloces. Brutal. Reconocimiento adaptativo El aprendizaje automático permite a Face ID adaptarse a tus cambios de aspecto conforme pasa el tiempo. Potencia eficiente El controlador de rendimiento de segunda generación y el diseño a medida de la batería te dan hasta dos horas más de autonomía entre cargas respecto al iPhone 7.5 GPU diseñada por Apple La nueva GPU de tres núcleos desarrollada por Apple es hasta un 30 % más rápida que la del chip A10 Fusion. Realidad aumentada El chip A11 Bionic te permite disfrutar de increíbles apps y juegos de realidad aumentada. Acuérdate de pestañear Carga inalámbrica Carga inalámbrica para un mundo sin cables. Carga inalámbrica Adiós a la carga con cable. El iPhone X ha nacido para un futuro inalámbrico. Un mundo sin cables Un iPhone compatible con las estaciones y bases de carga inalámbrica de hoteles, cafeterías y aeropuertos de todo el mundo.',1099, 0,'https://thumb.pccomponentes.com/w-530-530/articles/14/140778/iphone-x-gray-select-2017-av1.jpg',4);</text:p>
          </table:table-cell>
        </table:table-row>
        <table:table-row table:style-name="ro1">
          <table:table-cell office:value-type="float" office:value="28" calcext:value-type="float">
            <text:p>28</text:p>
          </table:table-cell>
          <table:table-cell office:value-type="string" calcext:value-type="string">
            <text:p>Apple iPhone 8 Plus 64Gb Dorado Libre</text:p>
          </table:table-cell>
          <table:table-cell office:value-type="string" calcext:value-type="string">
            <text:p>Características: Diseño integral de vidrio El vidrio más resistente usado nunca en un smartphone, tanto en la parte frontal como en la posterior. Un borde a juego con el teléfono, hecho del mismo aluminio que se emplea en la industria aeroespacial. Y nuevos acabados: gris espacial, plata y oro. Resistencia al agua y al polvo Diseñado con la máxima precisión para hacerlo resistente al agua y al polvo.1 Carga inalámbrica La parte trasera de vidrio permite cargar la batería sin cables fácilmente.2 Dos tamaños Nueva pantalla Retina HD de 4,7 y 5,5 pulgadas. Nueva pantalla Llega la pantalla Retina HD más espectacular, con True Tone, gama cromática amplia y 3D Touch. True Tone La tecnología True Tone ajusta automáticamente el balance de blancos a la iluminación del entorno para que la pantalla se vea de lujo en cualquier situación. Colores brillantes La gama cromática amplia y la mayor precisión de color del sector hacen que las imágenes sean más brillantes y realistas. Ángulo de visión amplio Con los píxeles de doble dominio, disfrutarás mirando la pantalla te pongas como te pongas. Nuevo sensor El iPhone 8 incluye una cámara de 12 Mpx más avanzada. Con un sensor más rápido y grande. Un nuevo filtro de color. Píxeles más profundos. Y estabilización óptica de imagen para fotos y vídeos. Modo Retrato El modo Retrato sube de nivel en el iPhone 8 Plus. Los primeros planos ganan en definición y los fondos se difuminan con más naturalidad. Iluminación de Retratos Beta La cámara dual y un nuevo sistema de detección de puntos de referencia faciales se unen para crear un modo Retrato con efectos de luz increíbles. ¿Quién necesita un estudio? Zoom óptico El gran angular y el teleobjetivo del iPhone 8 Plus tienen un zoom óptico y otro digital de hasta x10 para fotos y x6 para vídeos. Acércate más. Y más. CPU más rápida Presentamos el chip A11 Bionic. Con cuatro núcleos de eficiencia hasta un 70 % más rápidos que en el chip A10 Fusion. Y dos núcleos de rendimiento hasta un 25 % más veloces. Brutal. Potencia eficiente El controlador de rendimiento de segunda generación te proporciona más potencia cuando la necesitas. Y sin quitarte ni un minuto de autonomía.4 GPU diseñada por Apple La nueva GPU de tres núcleos desarrollada por Apple es hasta un 30 % más rápida que la del chip A10 Fusion. Pasen y vean. Realidad aumentada Con el chip A11 Bionic disfrutarás de apps y juegos de realidad aumentada que cambiarán para siempre tu forma de ver el mundo. Carga inalámbrica Adiós a la carga con cable. El iPhone 8 ha nacido para un futuro inalámbrico.2 Un mundo sin cables Un iPhone compatible con las estaciones y bases de carga inalámbrica de hoteles, cafeterías y aeropuertos de todo el mundo. iOS iOS es el sistema operativo móvil más avanzado, intuitivo y seguro del mundo. Está pensado para que aproveches todo el potencial del iPhone. Novedades de iOS 11 Abre apps con un solo gesto desde Mensajes. Deja que Siri sea tu DJ. Y descubre música en Apple Music a través de tus amigos.6 Realidad aumentada Sumérgete en los juegos y apps alucinantes de la plataforma de realidad aumentada más grande del mundo.</text:p>
          </table:table-cell>
          <table:table-cell office:value-type="float" office:value="879" calcext:value-type="float">
            <text:p>879</text:p>
          </table:table-cell>
          <table:table-cell office:value-type="float" office:value="0" calcext:value-type="float">
            <text:p>0</text:p>
          </table:table-cell>
          <table:table-cell office:value-type="string" calcext:value-type="string">
            <text:p>https://thumb.pccomponentes.com/w-530-530/articles/13/138476/iphone8plus-gld-pureangles-es-es-screen3.jpg</text:p>
          </table:table-cell>
          <table:table-cell office:value-type="float" office:value="4" calcext:value-type="float">
            <text:p>4</text:p>
          </table:table-cell>
          <table:table-cell/>
          <table:table-cell table:formula="of:=&quot;INSERT INTO PRODUCTO (ID, NOMBRE, DESCRIPCION, PVP, DESCUENTO, IMAGEN, CATEGORIA_ID) VALUES (&quot;&amp;[.A25]&amp;&quot;,'&quot;&amp;[.B25]&amp;&quot;','&quot;&amp;[.C25]&amp;&quot;',&quot;&amp;[.D25]&amp;&quot;, &quot;&amp;[.E25]&amp;&quot;,'&quot;&amp;[.F25]&amp;&quot;',&quot;&amp;[.G25]&amp;&quot;);&quot;" office:value-type="string" office:string-value="INSERT INTO PRODUCTO (ID, NOMBRE, DESCRIPCION, PVP, DESCUENTO, IMAGEN, CATEGORIA_ID) VALUES (28,'Apple iPhone 8 Plus 64Gb Dorado Libre','Características: Diseño integral de vidrio El vidrio más resistente usado nunca en un smartphone, tanto en la parte frontal como en la posterior. Un borde a juego con el teléfono, hecho del mismo aluminio que se emplea en la industria aeroespacial. Y nuevos acabados: gris espacial, plata y oro. Resistencia al agua y al polvo Diseñado con la máxima precisión para hacerlo resistente al agua y al polvo.1 Carga inalámbrica La parte trasera de vidrio permite cargar la batería sin cables fácilmente.2 Dos tamaños Nueva pantalla Retina HD de 4,7 y 5,5 pulgadas. Nueva pantalla Llega la pantalla Retina HD más espectacular, con True Tone, gama cromática amplia y 3D Touch. True Tone La tecnología True Tone ajusta automáticamente el balance de blancos a la iluminación del entorno para que la pantalla se vea de lujo en cualquier situación. Colores brillantes La gama cromática amplia y la mayor precisión de color del sector hacen que las imágenes sean más brillantes y realistas. Ángulo de visión amplio Con los píxeles de doble dominio, disfrutarás mirando la pantalla te pongas como te pongas. Nuevo sensor El iPhone 8 incluye una cámara de 12 Mpx más avanzada. Con un sensor más rápido y grande. Un nuevo filtro de color. Píxeles más profundos. Y estabilización óptica de imagen para fotos y vídeos. Modo Retrato El modo Retrato sube de nivel en el iPhone 8 Plus. Los primeros planos ganan en definición y los fondos se difuminan con más naturalidad. Iluminación de Retratos Beta La cámara dual y un nuevo sistema de detección de puntos de referencia faciales se unen para crear un modo Retrato con efectos de luz increíbles. ¿Quién necesita un estudio? Zoom óptico El gran angular y el teleobjetivo del iPhone 8 Plus tienen un zoom óptico y otro digital de hasta x10 para fotos y x6 para vídeos. Acércate más. Y más. CPU más rápida Presentamos el chip A11 Bionic. Con cuatro núcleos de eficiencia hasta un 70 % más rápidos que en el chip A10 Fusion. Y dos núcleos de rendimiento hasta un 25 % más veloces. Brutal. Potencia eficiente El controlador de rendimiento de segunda generación te proporciona más potencia cuando la necesitas. Y sin quitarte ni un minuto de autonomía.4 GPU diseñada por Apple La nueva GPU de tres núcleos desarrollada por Apple es hasta un 30 % más rápida que la del chip A10 Fusion. Pasen y vean. Realidad aumentada Con el chip A11 Bionic disfrutarás de apps y juegos de realidad aumentada que cambiarán para siempre tu forma de ver el mundo. Carga inalámbrica Adiós a la carga con cable. El iPhone 8 ha nacido para un futuro inalámbrico.2 Un mundo sin cables Un iPhone compatible con las estaciones y bases de carga inalámbrica de hoteles, cafeterías y aeropuertos de todo el mundo. iOS iOS es el sistema operativo móvil más avanzado, intuitivo y seguro del mundo. Está pensado para que aproveches todo el potencial del iPhone. Novedades de iOS 11 Abre apps con un solo gesto desde Mensajes. Deja que Siri sea tu DJ. Y descubre música en Apple Music a través de tus amigos.6 Realidad aumentada Sumérgete en los juegos y apps alucinantes de la plataforma de realidad aumentada más grande del mundo.',879, 0,'https://thumb.pccomponentes.com/w-530-530/articles/13/138476/iphone8plus-gld-pureangles-es-es-screen3.jpg',4);" calcext:value-type="string">
            <text:p>INSERT INTO PRODUCTO (ID, NOMBRE, DESCRIPCION, PVP, DESCUENTO, IMAGEN, CATEGORIA_ID) VALUES (28,'Apple iPhone 8 Plus 64Gb Dorado Libre','Características: Diseño integral de vidrio El vidrio más resistente usado nunca en un smartphone, tanto en la parte frontal como en la posterior. Un borde a juego con el teléfono, hecho del mismo aluminio que se emplea en la industria aeroespacial. Y nuevos acabados: gris espacial, plata y oro. Resistencia al agua y al polvo Diseñado con la máxima precisión para hacerlo resistente al agua y al polvo.1 Carga inalámbrica La parte trasera de vidrio permite cargar la batería sin cables fácilmente.2 Dos tamaños Nueva pantalla Retina HD de 4,7 y 5,5 pulgadas. Nueva pantalla Llega la pantalla Retina HD más espectacular, con True Tone, gama cromática amplia y 3D Touch. True Tone La tecnología True Tone ajusta automáticamente el balance de blancos a la iluminación del entorno para que la pantalla se vea de lujo en cualquier situación. Colores brillantes La gama cromática amplia y la mayor precisión de color del sector hacen que las imágenes sean más brillantes y realistas. Ángulo de visión amplio Con los píxeles de doble dominio, disfrutarás mirando la pantalla te pongas como te pongas. Nuevo sensor El iPhone 8 incluye una cámara de 12 Mpx más avanzada. Con un sensor más rápido y grande. Un nuevo filtro de color. Píxeles más profundos. Y estabilización óptica de imagen para fotos y vídeos. Modo Retrato El modo Retrato sube de nivel en el iPhone 8 Plus. Los primeros planos ganan en definición y los fondos se difuminan con más naturalidad. Iluminación de Retratos Beta La cámara dual y un nuevo sistema de detección de puntos de referencia faciales se unen para crear un modo Retrato con efectos de luz increíbles. ¿Quién necesita un estudio? Zoom óptico El gran angular y el teleobjetivo del iPhone 8 Plus tienen un zoom óptico y otro digital de hasta x10 para fotos y x6 para vídeos. Acércate más. Y más. CPU más rápida Presentamos el chip A11 Bionic. Con cuatro núcleos de eficiencia hasta un 70 % más rápidos que en el chip A10 Fusion. Y dos núcleos de rendimiento hasta un 25 % más veloces. Brutal. Potencia eficiente El controlador de rendimiento de segunda generación te proporciona más potencia cuando la necesitas. Y sin quitarte ni un minuto de autonomía.4 GPU diseñada por Apple La nueva GPU de tres núcleos desarrollada por Apple es hasta un 30 % más rápida que la del chip A10 Fusion. Pasen y vean. Realidad aumentada Con el chip A11 Bionic disfrutarás de apps y juegos de realidad aumentada que cambiarán para siempre tu forma de ver el mundo. Carga inalámbrica Adiós a la carga con cable. El iPhone 8 ha nacido para un futuro inalámbrico.2 Un mundo sin cables Un iPhone compatible con las estaciones y bases de carga inalámbrica de hoteles, cafeterías y aeropuertos de todo el mundo. iOS iOS es el sistema operativo móvil más avanzado, intuitivo y seguro del mundo. Está pensado para que aproveches todo el potencial del iPhone. Novedades de iOS 11 Abre apps con un solo gesto desde Mensajes. Deja que Siri sea tu DJ. Y descubre música en Apple Music a través de tus amigos.6 Realidad aumentada Sumérgete en los juegos y apps alucinantes de la plataforma de realidad aumentada más grande del mundo.',879, 0,'https://thumb.pccomponentes.com/w-530-530/articles/13/138476/iphone8plus-gld-pureangles-es-es-screen3.jpg',4);</text:p>
          </table:table-cell>
        </table:table-row>
        <table:table-row table:style-name="ro1">
          <table:table-cell office:value-type="float" office:value="29" calcext:value-type="float">
            <text:p>29</text:p>
          </table:table-cell>
          <table:table-cell office:value-type="string" calcext:value-type="string">
            <text:p>Samsung Galaxy S8 4G 64GB Negro Libre</text:p>
          </table:table-cell>
          <table:table-cell office:value-type="string" calcext:value-type="string">
            <text:p>Especificaciones del Samsung Galaxy S8: Sistema operativo Android 7.0 Nougat Procesador Octa core 2.5 GHz Pantalla Super AMOLED curva de 5,8 pulgadas 18,5:9 Memoria RAM 4GB Almacenamiento interno 64GB (Ampliable hasta 256GB mediante MicroSD) Cámaras Trasera 12MP Dual Pixel (F1.7) + Flash Frontal 8MP AF (F1.7) Redes 2G: 1800, 1900, 850, 900 MHz 3G: 1700/2100, 1900, 2100, 900 MHz 4G: 1700/2100, 1800, 1900, 2100, 2500, 2600, 700, 800, 850, 900 MHz Conectividad Bluetooth 5 Wi-Fi 802.11 a/b/g/n/ac GPS, Galileo, Glonass, BeiDou Otras características USB Tipo C Jack 3.5 NFC LTE Cat 16 IP68 Sensor Huella Dactilar, Iris Metal Cristal Diseño Pantalla Dual Edge Dimensiones y Peso Dimensiones 68.1 mm x 148.9 mm x 8.0 mm Peso 151 gr Bateria 3000 mAh</text:p>
          </table:table-cell>
          <table:table-cell office:value-type="float" office:value="499" calcext:value-type="float">
            <text:p>499</text:p>
          </table:table-cell>
          <table:table-cell office:value-type="string" calcext:value-type="string">
            <text:p>0.1</text:p>
          </table:table-cell>
          <table:table-cell office:value-type="string" calcext:value-type="string">
            <text:p>https://thumb.pccomponentes.com/w-530-530/articles/12/123417/s8n3.jpg</text:p>
          </table:table-cell>
          <table:table-cell office:value-type="float" office:value="4" calcext:value-type="float">
            <text:p>4</text:p>
          </table:table-cell>
          <table:table-cell/>
          <table:table-cell table:formula="of:=&quot;INSERT INTO PRODUCTO (ID, NOMBRE, DESCRIPCION, PVP, DESCUENTO, IMAGEN, CATEGORIA_ID) VALUES (&quot;&amp;[.A26]&amp;&quot;,'&quot;&amp;[.B26]&amp;&quot;','&quot;&amp;[.C26]&amp;&quot;',&quot;&amp;[.D26]&amp;&quot;, &quot;&amp;[.E26]&amp;&quot;,'&quot;&amp;[.F26]&amp;&quot;',&quot;&amp;[.G26]&amp;&quot;);&quot;" office:value-type="string" office:string-value="INSERT INTO PRODUCTO (ID, NOMBRE, DESCRIPCION, PVP, DESCUENTO, IMAGEN, CATEGORIA_ID) VALUES (29,'Samsung Galaxy S8 4G 64GB Negro Libre','Especificaciones del Samsung Galaxy S8: Sistema operativo Android 7.0 Nougat Procesador Octa core 2.5 GHz Pantalla Super AMOLED curva de 5,8 pulgadas 18,5:9 Memoria RAM 4GB Almacenamiento interno 64GB (Ampliable hasta 256GB mediante MicroSD) Cámaras Trasera 12MP Dual Pixel (F1.7) + Flash Frontal 8MP AF (F1.7) Redes 2G: 1800, 1900, 850, 900 MHz 3G: 1700/2100, 1900, 2100, 900 MHz 4G: 1700/2100, 1800, 1900, 2100, 2500, 2600, 700, 800, 850, 900 MHz Conectividad Bluetooth 5 Wi-Fi 802.11 a/b/g/n/ac GPS, Galileo, Glonass, BeiDou Otras características USB Tipo C Jack 3.5 NFC LTE Cat 16 IP68 Sensor Huella Dactilar, Iris Metal Cristal Diseño Pantalla Dual Edge Dimensiones y Peso Dimensiones 68.1 mm x 148.9 mm x 8.0 mm Peso 151 gr Bateria 3000 mAh',499, 0.1,'https://thumb.pccomponentes.com/w-530-530/articles/12/123417/s8n3.jpg',4);" calcext:value-type="string">
            <text:p>INSERT INTO PRODUCTO (ID, NOMBRE, DESCRIPCION, PVP, DESCUENTO, IMAGEN, CATEGORIA_ID) VALUES (29,'Samsung Galaxy S8 4G 64GB Negro Libre','Especificaciones del Samsung Galaxy S8: Sistema operativo Android 7.0 Nougat Procesador Octa core 2.5 GHz Pantalla Super AMOLED curva de 5,8 pulgadas 18,5:9 Memoria RAM 4GB Almacenamiento interno 64GB (Ampliable hasta 256GB mediante MicroSD) Cámaras Trasera 12MP Dual Pixel (F1.7) + Flash Frontal 8MP AF (F1.7) Redes 2G: 1800, 1900, 850, 900 MHz 3G: 1700/2100, 1900, 2100, 900 MHz 4G: 1700/2100, 1800, 1900, 2100, 2500, 2600, 700, 800, 850, 900 MHz Conectividad Bluetooth 5 Wi-Fi 802.11 a/b/g/n/ac GPS, Galileo, Glonass, BeiDou Otras características USB Tipo C Jack 3.5 NFC LTE Cat 16 IP68 Sensor Huella Dactilar, Iris Metal Cristal Diseño Pantalla Dual Edge Dimensiones y Peso Dimensiones 68.1 mm x 148.9 mm x 8.0 mm Peso 151 gr Bateria 3000 mAh',499, 0.1,'https://thumb.pccomponentes.com/w-530-530/articles/12/123417/s8n3.jpg',4);</text:p>
          </table:table-cell>
        </table:table-row>
        <table:table-row table:style-name="ro1">
          <table:table-cell office:value-type="float" office:value="30" calcext:value-type="float">
            <text:p>30</text:p>
          </table:table-cell>
          <table:table-cell office:value-type="string" calcext:value-type="string">
            <text:p>Samsung Galaxy A6 Plus 3/32Gb Dual Sim Dorado Libre</text:p>
          </table:table-cell>
          <table:table-cell office:value-type="string" calcext:value-type="string">
            <text:p>Te presentamos el nuevo Samsung Galaxy A6 Plus. Un smartphone con carácter. Disfruta del Galaxy A6 y todas las novedades que incorpora. <text:s/>Sacar increíbles fotos con Galaxy A6Plus es tan sencillo como apretar el botón. Consigue innovadores selfies y fotos de grupo con su cámara dual delantera, capturando momentos de una forma distinta y original. Y con su cámara trasera dual de 16 megapíxeles, también conseguirás escenas nítidas y brillantes. <text:s/>Añade un toque de estilo y diversión a tus selfies con el modo Enfoque Dinámico de tu cámara dual delantera. Desenfoca el fondo y añade un efecto bokeh de forma que tú y tus amigos destaquéis más en la foto. Además, podrás cambiar el enfoque a tu gusto. Y si lo prefieres, activa el efecto belleza antes y consigue sorprendentes selfies.</text:p>
          </table:table-cell>
          <table:table-cell office:value-type="float" office:value="369" calcext:value-type="float">
            <text:p>369</text:p>
          </table:table-cell>
          <table:table-cell office:value-type="float" office:value="0" calcext:value-type="float">
            <text:p>0</text:p>
          </table:table-cell>
          <table:table-cell office:value-type="string" calcext:value-type="string">
            <text:p>https://thumb.pccomponentes.com/w-530-530/articles/16/161879/15075513771-fm-01-2.jpg</text:p>
          </table:table-cell>
          <table:table-cell office:value-type="float" office:value="4" calcext:value-type="float">
            <text:p>4</text:p>
          </table:table-cell>
          <table:table-cell/>
          <table:table-cell table:formula="of:=&quot;INSERT INTO PRODUCTO (ID, NOMBRE, DESCRIPCION, PVP, DESCUENTO, IMAGEN, CATEGORIA_ID) VALUES (&quot;&amp;[.A27]&amp;&quot;,'&quot;&amp;[.B27]&amp;&quot;','&quot;&amp;[.C27]&amp;&quot;',&quot;&amp;[.D27]&amp;&quot;, &quot;&amp;[.E27]&amp;&quot;,'&quot;&amp;[.F27]&amp;&quot;',&quot;&amp;[.G27]&amp;&quot;);&quot;" office:value-type="string" office:string-value="INSERT INTO PRODUCTO (ID, NOMBRE, DESCRIPCION, PVP, DESCUENTO, IMAGEN, CATEGORIA_ID) VALUES (30,'Samsung Galaxy A6 Plus 3/32Gb Dual Sim Dorado Libre','Te presentamos el nuevo Samsung Galaxy A6 Plus. Un smartphone con carácter. Disfruta del Galaxy A6 y todas las novedades que incorpora.  Sacar increíbles fotos con Galaxy A6Plus es tan sencillo como apretar el botón. Consigue innovadores selfies y fotos de grupo con su cámara dual delantera, capturando momentos de una forma distinta y original. Y con su cámara trasera dual de 16 megapíxeles, también conseguirás escenas nítidas y brillantes.  Añade un toque de estilo y diversión a tus selfies con el modo Enfoque Dinámico de tu cámara dual delantera. Desenfoca el fondo y añade un efecto bokeh de forma que tú y tus amigos destaquéis más en la foto. Además, podrás cambiar el enfoque a tu gusto. Y si lo prefieres, activa el efecto belleza antes y consigue sorprendentes selfies.',369, 0,'https://thumb.pccomponentes.com/w-530-530/articles/16/161879/15075513771-fm-01-2.jpg',4);" calcext:value-type="string">
            <text:p>INSERT INTO PRODUCTO (ID, NOMBRE, DESCRIPCION, PVP, DESCUENTO, IMAGEN, CATEGORIA_ID) VALUES (30,'Samsung Galaxy A6 Plus 3/32Gb Dual Sim Dorado Libre','Te presentamos el nuevo Samsung Galaxy A6 Plus. Un smartphone con carácter. Disfruta del Galaxy A6 y todas las novedades que incorpora. <text:s/>Sacar increíbles fotos con Galaxy A6Plus es tan sencillo como apretar el botón. Consigue innovadores selfies y fotos de grupo con su cámara dual delantera, capturando momentos de una forma distinta y original. Y con su cámara trasera dual de 16 megapíxeles, también conseguirás escenas nítidas y brillantes. <text:s/>Añade un toque de estilo y diversión a tus selfies con el modo Enfoque Dinámico de tu cámara dual delantera. Desenfoca el fondo y añade un efecto bokeh de forma que tú y tus amigos destaquéis más en la foto. Además, podrás cambiar el enfoque a tu gusto. Y si lo prefieres, activa el efecto belleza antes y consigue sorprendentes selfies.',369, 0,'https://thumb.pccomponentes.com/w-530-530/articles/16/161879/15075513771-fm-01-2.jpg',4);</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02">00/00/0000</text:date>, <text:time style:data-style-name="N2" text:time-value="21:14:55.93766307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8T13:10:54.085352074</meta:creation-date>
    <dc:date>2018-07-02T21:21:48.436213184</dc:date>
    <meta:editing-duration>PT1H53M9S</meta:editing-duration>
    <meta:editing-cycles>5</meta:editing-cycles>
    <meta:generator>LibreOffice/6.0.3.2$Linux_X86_64 LibreOffice_project/00m0$Build-2</meta:generator>
    <meta:document-statistic meta:table-count="2" meta:cell-count="239" meta:object-count="0"/>
  </office:meta>
</office:document-meta>
</file>